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>
            <text:p>CONS</text:p>
          </table:table-cell>
          <table:table-cell office:value-type="string">
            <text:p>INV</text:p>
          </table:table-cell>
          <table:table-cell office:value-type="string">
            <text:p>INV_NRES</text:p>
          </table:table-cell>
          <table:table-cell office:value-type="string">
            <text:p>EXP</text:p>
          </table:table-cell>
          <table:table-cell office:value-type="string">
            <text:p>IMP</text:p>
          </table:table-cell>
        </table:table-row>
        <table:table-row table:style-name="ro1">
          <table:table-cell office:value-type="string">
            <text:p>1975Q1</text:p>
          </table:table-cell>
          <table:table-cell office:value-type="float" office:value="891341763606093">
            <text:p>891341763606093</text:p>
          </table:table-cell>
          <table:table-cell office:value-type="float" office:value="864985.7">
            <text:p>864985.7</text:p>
          </table:table-cell>
          <table:table-cell office:value-type="float" office:value="1176743.8">
            <text:p>1176743.8</text:p>
          </table:table-cell>
          <table:table-cell office:value-type="float" office:value="143570624570778">
            <text:p>143570624570778</text:p>
          </table:table-cell>
          <table:table-cell office:value-type="float" office:value="153306953636494">
            <text:p>153306953636494</text:p>
          </table:table-cell>
        </table:table-row>
        <table:table-row table:style-name="ro1">
          <table:table-cell office:value-type="string">
            <text:p>1975Q2</text:p>
          </table:table-cell>
          <table:table-cell office:value-type="float" office:value="900360448464019">
            <text:p>900360448464019</text:p>
          </table:table-cell>
          <table:table-cell office:value-type="float" office:value="876270.7">
            <text:p>876270.7</text:p>
          </table:table-cell>
          <table:table-cell office:value-type="float" office:value="1149736.6">
            <text:p>1149736.6</text:p>
          </table:table-cell>
          <table:table-cell office:value-type="float" office:value="141999828312083">
            <text:p>141999828312083</text:p>
          </table:table-cell>
          <table:table-cell office:value-type="float" office:value="149708453300702">
            <text:p>149708453300702</text:p>
          </table:table-cell>
        </table:table-row>
        <table:table-row table:style-name="ro1">
          <table:table-cell office:value-type="string">
            <text:p>1975Q3</text:p>
          </table:table-cell>
          <table:table-cell office:value-type="float" office:value="909794217120351">
            <text:p>909794217120351</text:p>
          </table:table-cell>
          <table:table-cell office:value-type="float" office:value="895499.2">
            <text:p>895499.2</text:p>
          </table:table-cell>
          <table:table-cell office:value-type="float" office:value="1160171.9">
            <text:p>1160171.9</text:p>
          </table:table-cell>
          <table:table-cell office:value-type="float" office:value="142827245913326">
            <text:p>142827245913326</text:p>
          </table:table-cell>
          <table:table-cell office:value-type="float" office:value="153125354918674">
            <text:p>153125354918674</text:p>
          </table:table-cell>
        </table:table-row>
        <table:table-row table:style-name="ro1">
          <table:table-cell office:value-type="string">
            <text:p>1975Q4</text:p>
          </table:table-cell>
          <table:table-cell office:value-type="float" office:value="919289384732629">
            <text:p>919289384732629</text:p>
          </table:table-cell>
          <table:table-cell office:value-type="float" office:value="928496.5">
            <text:p>928496.5</text:p>
          </table:table-cell>
          <table:table-cell office:value-type="float" office:value="1166141.2">
            <text:p>1166141.2</text:p>
          </table:table-cell>
          <table:table-cell office:value-type="float" office:value="148879840959935">
            <text:p>148879840959935</text:p>
          </table:table-cell>
          <table:table-cell office:value-type="float" office:value="159053802470533">
            <text:p>159053802470533</text:p>
          </table:table-cell>
        </table:table-row>
        <table:table-row table:style-name="ro1">
          <table:table-cell office:value-type="string">
            <text:p>1976Q1</text:p>
          </table:table-cell>
          <table:table-cell office:value-type="float" office:value="931563935704034">
            <text:p>931563935704034</text:p>
          </table:table-cell>
          <table:table-cell office:value-type="float" office:value="963955.1">
            <text:p>963955.1</text:p>
          </table:table-cell>
          <table:table-cell office:value-type="float" office:value="1178256.3">
            <text:p>1178256.3</text:p>
          </table:table-cell>
          <table:table-cell office:value-type="float" office:value="152620623317636">
            <text:p>152620623317636</text:p>
          </table:table-cell>
          <table:table-cell office:value-type="float" office:value="164449182887167">
            <text:p>164449182887167</text:p>
          </table:table-cell>
        </table:table-row>
        <table:table-row table:style-name="ro1">
          <table:table-cell office:value-type="string">
            <text:p>1976Q2</text:p>
          </table:table-cell>
          <table:table-cell office:value-type="float" office:value="941098302278837">
            <text:p>941098302278837</text:p>
          </table:table-cell>
          <table:table-cell office:value-type="float" office:value="979392.9">
            <text:p>979392.9</text:p>
          </table:table-cell>
          <table:table-cell office:value-type="float" office:value="1189431.9">
            <text:p>1189431.9</text:p>
          </table:table-cell>
          <table:table-cell office:value-type="float" office:value="156868211144326">
            <text:p>156868211144326</text:p>
          </table:table-cell>
          <table:table-cell office:value-type="float" office:value="170092339844189">
            <text:p>170092339844189</text:p>
          </table:table-cell>
        </table:table-row>
        <table:table-row table:style-name="ro1">
          <table:table-cell office:value-type="string">
            <text:p>1976Q3</text:p>
          </table:table-cell>
          <table:table-cell office:value-type="float" office:value="951614337370678">
            <text:p>951614337370678</text:p>
          </table:table-cell>
          <table:table-cell office:value-type="float" office:value="983897.4">
            <text:p>983897.4</text:p>
          </table:table-cell>
          <table:table-cell office:value-type="float" office:value="1200808.7">
            <text:p>1200808.7</text:p>
          </table:table-cell>
          <table:table-cell office:value-type="float" office:value="160623599212276">
            <text:p>160623599212276</text:p>
          </table:table-cell>
          <table:table-cell office:value-type="float" office:value="173478777791625">
            <text:p>173478777791625</text:p>
          </table:table-cell>
        </table:table-row>
        <table:table-row table:style-name="ro1">
          <table:table-cell office:value-type="string">
            <text:p>1976Q4</text:p>
          </table:table-cell>
          <table:table-cell office:value-type="float" office:value="961930630260423">
            <text:p>961930630260423</text:p>
          </table:table-cell>
          <table:table-cell office:value-type="float" office:value="1016122.8">
            <text:p>1016122.8</text:p>
          </table:table-cell>
          <table:table-cell office:value-type="float" office:value="1222812.4">
            <text:p>1222812.4</text:p>
          </table:table-cell>
          <table:table-cell office:value-type="float" office:value="163676805795738">
            <text:p>163676805795738</text:p>
          </table:table-cell>
          <table:table-cell office:value-type="float" office:value="176809537475047">
            <text:p>176809537475047</text:p>
          </table:table-cell>
        </table:table-row>
        <table:table-row table:style-name="ro1">
          <table:table-cell office:value-type="string">
            <text:p>1977Q1</text:p>
          </table:table-cell>
          <table:table-cell office:value-type="float" office:value="969008223588756">
            <text:p>969008223588756</text:p>
          </table:table-cell>
          <table:table-cell office:value-type="float" office:value="1040473.7">
            <text:p>1040473.7</text:p>
          </table:table-cell>
          <table:table-cell office:value-type="float" office:value="1240600.8">
            <text:p>1240600.8</text:p>
          </table:table-cell>
          <table:table-cell office:value-type="float" office:value="164045685857387">
            <text:p>164045685857387</text:p>
          </table:table-cell>
          <table:table-cell office:value-type="float" office:value="176698122854447">
            <text:p>176698122854447</text:p>
          </table:table-cell>
        </table:table-row>
        <table:table-row table:style-name="ro1">
          <table:table-cell office:value-type="string">
            <text:p>1977Q2</text:p>
          </table:table-cell>
          <table:table-cell office:value-type="float" office:value="976224759293944">
            <text:p>976224759293944</text:p>
          </table:table-cell>
          <table:table-cell office:value-type="float" office:value="1074293.6">
            <text:p>1074293.6</text:p>
          </table:table-cell>
          <table:table-cell office:value-type="float" office:value="1258057.2">
            <text:p>1258057.2</text:p>
          </table:table-cell>
          <table:table-cell office:value-type="float" office:value="167520264800860">
            <text:p>167520264800860</text:p>
          </table:table-cell>
          <table:table-cell office:value-type="float" office:value="178455845496473">
            <text:p>178455845496473</text:p>
          </table:table-cell>
        </table:table-row>
        <table:table-row table:style-name="ro1">
          <table:table-cell office:value-type="string">
            <text:p>1977Q3</text:p>
          </table:table-cell>
          <table:table-cell office:value-type="float" office:value="985438648658616">
            <text:p>985438648658616</text:p>
          </table:table-cell>
          <table:table-cell office:value-type="float" office:value="1075706">
            <text:p>1075706</text:p>
          </table:table-cell>
          <table:table-cell office:value-type="float" office:value="1261922.3">
            <text:p>1261922.3</text:p>
          </table:table-cell>
          <table:table-cell office:value-type="float" office:value="169951542703838">
            <text:p>169951542703838</text:p>
          </table:table-cell>
          <table:table-cell office:value-type="float" office:value="177997560869838">
            <text:p>177997560869838</text:p>
          </table:table-cell>
        </table:table-row>
        <table:table-row table:style-name="ro1">
          <table:table-cell office:value-type="string">
            <text:p>1977Q4</text:p>
          </table:table-cell>
          <table:table-cell office:value-type="float" office:value="996816845201564">
            <text:p>996816845201564</text:p>
          </table:table-cell>
          <table:table-cell office:value-type="float" office:value="1095097.6">
            <text:p>1095097.6</text:p>
          </table:table-cell>
          <table:table-cell office:value-type="float" office:value="1285368.6">
            <text:p>1285368.6</text:p>
          </table:table-cell>
          <table:table-cell office:value-type="float" office:value="170923186578523">
            <text:p>170923186578523</text:p>
          </table:table-cell>
          <table:table-cell office:value-type="float" office:value="179048161604457">
            <text:p>179048161604457</text:p>
          </table:table-cell>
        </table:table-row>
        <table:table-row table:style-name="ro1">
          <table:table-cell office:value-type="string">
            <text:p>1978Q1</text:p>
          </table:table-cell>
          <table:table-cell office:value-type="float" office:value="1.00458899250948E+015">
            <text:p>1.00E+015</text:p>
          </table:table-cell>
          <table:table-cell office:value-type="float" office:value="1118111.6">
            <text:p>1118111.6</text:p>
          </table:table-cell>
          <table:table-cell office:value-type="float" office:value="1288109.5">
            <text:p>1288109.5</text:p>
          </table:table-cell>
          <table:table-cell office:value-type="float" office:value="173070707005058">
            <text:p>173070707005058</text:p>
          </table:table-cell>
          <table:table-cell office:value-type="float" office:value="182560255707771">
            <text:p>182560255707771</text:p>
          </table:table-cell>
        </table:table-row>
        <table:table-row table:style-name="ro1">
          <table:table-cell office:value-type="string">
            <text:p>1978Q2</text:p>
          </table:table-cell>
          <table:table-cell office:value-type="float" office:value="1.01762626947548E+015">
            <text:p>1.02E+015</text:p>
          </table:table-cell>
          <table:table-cell office:value-type="float" office:value="1132858.6">
            <text:p>1132858.6</text:p>
          </table:table-cell>
          <table:table-cell office:value-type="float" office:value="1337870.8">
            <text:p>1337870.8</text:p>
          </table:table-cell>
          <table:table-cell office:value-type="float" office:value="178168545811138">
            <text:p>178168545811138</text:p>
          </table:table-cell>
          <table:table-cell office:value-type="float" office:value="184997789585294">
            <text:p>184997789585294</text:p>
          </table:table-cell>
        </table:table-row>
        <table:table-row table:style-name="ro1">
          <table:table-cell office:value-type="string">
            <text:p>1978Q3</text:p>
          </table:table-cell>
          <table:table-cell office:value-type="float" office:value="1.0271946199055E+015">
            <text:p>1.03E+015</text:p>
          </table:table-cell>
          <table:table-cell office:value-type="float" office:value="1135038.4">
            <text:p>1135038.4</text:p>
          </table:table-cell>
          <table:table-cell office:value-type="float" office:value="1377743.1">
            <text:p>1377743.1</text:p>
          </table:table-cell>
          <table:table-cell office:value-type="float" office:value="179972070360710">
            <text:p>179972070360710</text:p>
          </table:table-cell>
          <table:table-cell office:value-type="float" office:value="188518145319965">
            <text:p>188518145319965</text:p>
          </table:table-cell>
        </table:table-row>
        <table:table-row table:style-name="ro1">
          <table:table-cell office:value-type="string">
            <text:p>1978Q4</text:p>
          </table:table-cell>
          <table:table-cell office:value-type="float" office:value="1.0374805677066E+015">
            <text:p>1.04E+015</text:p>
          </table:table-cell>
          <table:table-cell office:value-type="float" office:value="1137059.3">
            <text:p>1137059.3</text:p>
          </table:table-cell>
          <table:table-cell office:value-type="float" office:value="1414741.1">
            <text:p>1414741.1</text:p>
          </table:table-cell>
          <table:table-cell office:value-type="float" office:value="183639987634620">
            <text:p>183639987634620</text:p>
          </table:table-cell>
          <table:table-cell office:value-type="float" office:value="194716227915821">
            <text:p>194716227915821</text:p>
          </table:table-cell>
        </table:table-row>
        <table:table-row table:style-name="ro1">
          <table:table-cell office:value-type="string">
            <text:p>1979Q1</text:p>
          </table:table-cell>
          <table:table-cell office:value-type="float" office:value="1.0455616568734E+015">
            <text:p>1.05E+015</text:p>
          </table:table-cell>
          <table:table-cell office:value-type="float" office:value="1109324.5">
            <text:p>1109324.5</text:p>
          </table:table-cell>
          <table:table-cell office:value-type="float" office:value="1428550.3">
            <text:p>1428550.3</text:p>
          </table:table-cell>
          <table:table-cell office:value-type="float" office:value="184614637169673">
            <text:p>184614637169673</text:p>
          </table:table-cell>
          <table:table-cell office:value-type="float" office:value="197325694537906">
            <text:p>197325694537906</text:p>
          </table:table-cell>
        </table:table-row>
        <table:table-row table:style-name="ro1">
          <table:table-cell office:value-type="string">
            <text:p>1979Q2</text:p>
          </table:table-cell>
          <table:table-cell office:value-type="float" office:value="1.05860595609047E+015">
            <text:p>1.06E+015</text:p>
          </table:table-cell>
          <table:table-cell office:value-type="float" office:value="1144426.3">
            <text:p>1144426.3</text:p>
          </table:table-cell>
          <table:table-cell office:value-type="float" office:value="1454297">
            <text:p>1454297</text:p>
          </table:table-cell>
          <table:table-cell office:value-type="float" office:value="188995218833363">
            <text:p>188995218833363</text:p>
          </table:table-cell>
          <table:table-cell office:value-type="float" office:value="203011970533831">
            <text:p>203011970533831</text:p>
          </table:table-cell>
        </table:table-row>
        <table:table-row table:style-name="ro1">
          <table:table-cell office:value-type="string">
            <text:p>1979Q3</text:p>
          </table:table-cell>
          <table:table-cell office:value-type="float" office:value="1.06114195379459E+015">
            <text:p>1.06E+015</text:p>
          </table:table-cell>
          <table:table-cell office:value-type="float" office:value="1145737.3">
            <text:p>1145737.3</text:p>
          </table:table-cell>
          <table:table-cell office:value-type="float" office:value="1485193.7">
            <text:p>1485193.7</text:p>
          </table:table-cell>
          <table:table-cell office:value-type="float" office:value="192602830760805">
            <text:p>192602830760805</text:p>
          </table:table-cell>
          <table:table-cell office:value-type="float" office:value="204873181810186">
            <text:p>204873181810186</text:p>
          </table:table-cell>
        </table:table-row>
        <table:table-row table:style-name="ro1">
          <table:table-cell office:value-type="string">
            <text:p>1979Q4</text:p>
          </table:table-cell>
          <table:table-cell office:value-type="float" office:value="1.06793384942172E+015">
            <text:p>1.07E+015</text:p>
          </table:table-cell>
          <table:table-cell office:value-type="float" office:value="1113227.7">
            <text:p>1113227.7</text:p>
          </table:table-cell>
          <table:table-cell office:value-type="float" office:value="1500919.3">
            <text:p>1500919.3</text:p>
          </table:table-cell>
          <table:table-cell office:value-type="float" office:value="197647533622255">
            <text:p>197647533622255</text:p>
          </table:table-cell>
          <table:table-cell office:value-type="float" office:value="208379112526973">
            <text:p>208379112526973</text:p>
          </table:table-cell>
        </table:table-row>
        <table:table-row table:style-name="ro1">
          <table:table-cell office:value-type="string">
            <text:p>1980Q1</text:p>
          </table:table-cell>
          <table:table-cell office:value-type="float" office:value="1.07230635009683E+015">
            <text:p>1.07E+015</text:p>
          </table:table-cell>
          <table:table-cell office:value-type="float" office:value="1083303.5">
            <text:p>1083303.5</text:p>
          </table:table-cell>
          <table:table-cell office:value-type="float" office:value="1519420.3">
            <text:p>1519420.3</text:p>
          </table:table-cell>
          <table:table-cell office:value-type="float" office:value="202902368086235">
            <text:p>202902368086235</text:p>
          </table:table-cell>
          <table:table-cell office:value-type="float" office:value="210767813195512">
            <text:p>210767813195512</text:p>
          </table:table-cell>
        </table:table-row>
        <table:table-row table:style-name="ro1">
          <table:table-cell office:value-type="string">
            <text:p>1980Q2</text:p>
          </table:table-cell>
          <table:table-cell office:value-type="float" office:value="1.06235643756239E+015">
            <text:p>1.06E+015</text:p>
          </table:table-cell>
          <table:table-cell office:value-type="float" office:value="995212.1">
            <text:p>995212.1</text:p>
          </table:table-cell>
          <table:table-cell office:value-type="float" office:value="1492023.5">
            <text:p>1492023.5</text:p>
          </table:table-cell>
          <table:table-cell office:value-type="float" office:value="199194569859803">
            <text:p>199194569859803</text:p>
          </table:table-cell>
          <table:table-cell office:value-type="float" office:value="205373375277066">
            <text:p>205373375277066</text:p>
          </table:table-cell>
        </table:table-row>
        <table:table-row table:style-name="ro1">
          <table:table-cell office:value-type="string">
            <text:p>1980Q3</text:p>
          </table:table-cell>
          <table:table-cell office:value-type="float" office:value="1.07158046279032E+015">
            <text:p>1.07E+015</text:p>
          </table:table-cell>
          <table:table-cell office:value-type="float" office:value="981834">
            <text:p>981834</text:p>
          </table:table-cell>
          <table:table-cell office:value-type="float" office:value="1497725.8">
            <text:p>1497725.8</text:p>
          </table:table-cell>
          <table:table-cell office:value-type="float" office:value="197389730669888">
            <text:p>197389730669888</text:p>
          </table:table-cell>
          <table:table-cell office:value-type="float" office:value="199519750018191">
            <text:p>199519750018191</text:p>
          </table:table-cell>
        </table:table-row>
        <table:table-row table:style-name="ro1">
          <table:table-cell office:value-type="string">
            <text:p>1980Q4</text:p>
          </table:table-cell>
          <table:table-cell office:value-type="float" office:value="1.07762821164318E+015">
            <text:p>1.08E+015</text:p>
          </table:table-cell>
          <table:table-cell office:value-type="float" office:value="1008963.3">
            <text:p>1008963.3</text:p>
          </table:table-cell>
          <table:table-cell office:value-type="float" office:value="1507390.7">
            <text:p>1507390.7</text:p>
          </table:table-cell>
          <table:table-cell office:value-type="float" office:value="200956744139818">
            <text:p>200956744139818</text:p>
          </table:table-cell>
          <table:table-cell office:value-type="float" office:value="200776459437564">
            <text:p>200776459437564</text:p>
          </table:table-cell>
        </table:table-row>
        <table:table-row table:style-name="ro1">
          <table:table-cell office:value-type="string">
            <text:p>1981Q1</text:p>
          </table:table-cell>
          <table:table-cell office:value-type="float" office:value="1.0803611193301E+015">
            <text:p>1.08E+015</text:p>
          </table:table-cell>
          <table:table-cell office:value-type="float" office:value="999304.6">
            <text:p>999304.6</text:p>
          </table:table-cell>
          <table:table-cell office:value-type="float" office:value="1513961.5">
            <text:p>1513961.5</text:p>
          </table:table-cell>
          <table:table-cell office:value-type="float" office:value="204778120205425">
            <text:p>204778120205425</text:p>
          </table:table-cell>
          <table:table-cell office:value-type="float" office:value="203191032614997">
            <text:p>203191032614997</text:p>
          </table:table-cell>
        </table:table-row>
        <table:table-row table:style-name="ro1">
          <table:table-cell office:value-type="string">
            <text:p>1981Q2</text:p>
          </table:table-cell>
          <table:table-cell office:value-type="float" office:value="1.08166282993659E+015">
            <text:p>1.08E+015</text:p>
          </table:table-cell>
          <table:table-cell office:value-type="float" office:value="997855.8">
            <text:p>997855.8</text:p>
          </table:table-cell>
          <table:table-cell office:value-type="float" office:value="1522010.7">
            <text:p>1522010.7</text:p>
          </table:table-cell>
          <table:table-cell office:value-type="float" office:value="210136496228919">
            <text:p>210136496228919</text:p>
          </table:table-cell>
          <table:table-cell office:value-type="float" office:value="204408907445715">
            <text:p>204408907445715</text:p>
          </table:table-cell>
        </table:table-row>
        <table:table-row table:style-name="ro1">
          <table:table-cell office:value-type="string">
            <text:p>1981Q3</text:p>
          </table:table-cell>
          <table:table-cell office:value-type="float" office:value="1.08715193421157E+015">
            <text:p>1.09E+015</text:p>
          </table:table-cell>
          <table:table-cell office:value-type="float" office:value="961188.5">
            <text:p>961188.5</text:p>
          </table:table-cell>
          <table:table-cell office:value-type="float" office:value="1535982.8">
            <text:p>1535982.8</text:p>
          </table:table-cell>
          <table:table-cell office:value-type="float" office:value="212881570434720">
            <text:p>212881570434720</text:p>
          </table:table-cell>
          <table:table-cell office:value-type="float" office:value="205705622906020">
            <text:p>205705622906020</text:p>
          </table:table-cell>
        </table:table-row>
        <table:table-row table:style-name="ro1">
          <table:table-cell office:value-type="string">
            <text:p>1981Q4</text:p>
          </table:table-cell>
          <table:table-cell office:value-type="float" office:value="1.08740533106057E+015">
            <text:p>1.09E+015</text:p>
          </table:table-cell>
          <table:table-cell office:value-type="float" office:value="904610.7">
            <text:p>904610.7</text:p>
          </table:table-cell>
          <table:table-cell office:value-type="float" office:value="1548930.6">
            <text:p>1548930.6</text:p>
          </table:table-cell>
          <table:table-cell office:value-type="float" office:value="213617065948459">
            <text:p>213617065948459</text:p>
          </table:table-cell>
          <table:table-cell office:value-type="float" office:value="207727370944024">
            <text:p>207727370944024</text:p>
          </table:table-cell>
        </table:table-row>
        <table:table-row table:style-name="ro1">
          <table:table-cell office:value-type="string">
            <text:p>1982Q1</text:p>
          </table:table-cell>
          <table:table-cell office:value-type="float" office:value="1.09321486667032E+015">
            <text:p>1.09E+015</text:p>
          </table:table-cell>
          <table:table-cell office:value-type="float" office:value="892286">
            <text:p>892286</text:p>
          </table:table-cell>
          <table:table-cell office:value-type="float" office:value="1535823">
            <text:p>1535823</text:p>
          </table:table-cell>
          <table:table-cell office:value-type="float" office:value="211877469643733">
            <text:p>211877469643733</text:p>
          </table:table-cell>
          <table:table-cell office:value-type="float" office:value="207680471444049">
            <text:p>207680471444049</text:p>
          </table:table-cell>
        </table:table-row>
        <table:table-row table:style-name="ro1">
          <table:table-cell office:value-type="string">
            <text:p>1982Q2</text:p>
          </table:table-cell>
          <table:table-cell office:value-type="float" office:value="1.09752325742596E+015">
            <text:p>1.10E+015</text:p>
          </table:table-cell>
          <table:table-cell office:value-type="float" office:value="886420.6">
            <text:p>886420.6</text:p>
          </table:table-cell>
          <table:table-cell office:value-type="float" office:value="1511948.7">
            <text:p>1511948.7</text:p>
          </table:table-cell>
          <table:table-cell office:value-type="float" office:value="212507946201603">
            <text:p>212507946201603</text:p>
          </table:table-cell>
          <table:table-cell office:value-type="float" office:value="203703489350037">
            <text:p>203703489350037</text:p>
          </table:table-cell>
        </table:table-row>
        <table:table-row table:style-name="ro1">
          <table:table-cell office:value-type="string">
            <text:p>1982Q3</text:p>
          </table:table-cell>
          <table:table-cell office:value-type="float" office:value="1.09981219038399E+015">
            <text:p>1.10E+015</text:p>
          </table:table-cell>
          <table:table-cell office:value-type="float" office:value="886577.1">
            <text:p>886577.1</text:p>
          </table:table-cell>
          <table:table-cell office:value-type="float" office:value="1485418.1">
            <text:p>1485418.1</text:p>
          </table:table-cell>
          <table:table-cell office:value-type="float" office:value="210643995909074">
            <text:p>210643995909074</text:p>
          </table:table-cell>
          <table:table-cell office:value-type="float" office:value="202374147773776">
            <text:p>202374147773776</text:p>
          </table:table-cell>
        </table:table-row>
        <table:table-row table:style-name="ro1">
          <table:table-cell office:value-type="string">
            <text:p>1982Q4</text:p>
          </table:table-cell>
          <table:table-cell office:value-type="float" office:value="1.11330458240421E+015">
            <text:p>1.11E+015</text:p>
          </table:table-cell>
          <table:table-cell office:value-type="float" office:value="914970.8">
            <text:p>914970.8</text:p>
          </table:table-cell>
          <table:table-cell office:value-type="float" office:value="1470093.7">
            <text:p>1470093.7</text:p>
          </table:table-cell>
          <table:table-cell office:value-type="float" office:value="210367778156600">
            <text:p>210367778156600</text:p>
          </table:table-cell>
          <table:table-cell office:value-type="float" office:value="197953814143293">
            <text:p>197953814143293</text:p>
          </table:table-cell>
        </table:table-row>
        <table:table-row table:style-name="ro1">
          <table:table-cell office:value-type="string">
            <text:p>1983Q1</text:p>
          </table:table-cell>
          <table:table-cell office:value-type="float" office:value="1.11806027325313E+015">
            <text:p>1.12E+015</text:p>
          </table:table-cell>
          <table:table-cell office:value-type="float" office:value="962902.8">
            <text:p>962902.8</text:p>
          </table:table-cell>
          <table:table-cell office:value-type="float" office:value="1448950.2">
            <text:p>1448950.2</text:p>
          </table:table-cell>
          <table:table-cell office:value-type="float" office:value="211959285175722">
            <text:p>211959285175722</text:p>
          </table:table-cell>
          <table:table-cell office:value-type="float" office:value="199372940288709">
            <text:p>199372940288709</text:p>
          </table:table-cell>
        </table:table-row>
        <table:table-row table:style-name="ro1">
          <table:table-cell office:value-type="string">
            <text:p>1983Q2</text:p>
          </table:table-cell>
          <table:table-cell office:value-type="float" office:value="1.13051094371504E+015">
            <text:p>1.13E+015</text:p>
          </table:table-cell>
          <table:table-cell office:value-type="float" office:value="993194.5">
            <text:p>993194.5</text:p>
          </table:table-cell>
          <table:table-cell office:value-type="float" office:value="1470050">
            <text:p>1470050</text:p>
          </table:table-cell>
          <table:table-cell office:value-type="float" office:value="215728836350914">
            <text:p>215728836350914</text:p>
          </table:table-cell>
          <table:table-cell office:value-type="float" office:value="204039164760588">
            <text:p>204039164760588</text:p>
          </table:table-cell>
        </table:table-row>
        <table:table-row table:style-name="ro1">
          <table:table-cell office:value-type="string">
            <text:p>1983Q3</text:p>
          </table:table-cell>
          <table:table-cell office:value-type="float" office:value="1.14104831764605E+015">
            <text:p>1.14E+015</text:p>
          </table:table-cell>
          <table:table-cell office:value-type="float" office:value="1027352.7">
            <text:p>1027352.7</text:p>
          </table:table-cell>
          <table:table-cell office:value-type="float" office:value="1496096">
            <text:p>1496096</text:p>
          </table:table-cell>
          <table:table-cell office:value-type="float" office:value="219748607285667">
            <text:p>219748607285667</text:p>
          </table:table-cell>
          <table:table-cell office:value-type="float" office:value="208745794957314">
            <text:p>208745794957314</text:p>
          </table:table-cell>
        </table:table-row>
        <table:table-row table:style-name="ro1">
          <table:table-cell office:value-type="string">
            <text:p>1983Q4</text:p>
          </table:table-cell>
          <table:table-cell office:value-type="float" office:value="1.15262632851766E+015">
            <text:p>1.15E+015</text:p>
          </table:table-cell>
          <table:table-cell office:value-type="float" office:value="1041374">
            <text:p>1041374</text:p>
          </table:table-cell>
          <table:table-cell office:value-type="float" office:value="1544308.6">
            <text:p>1544308.6</text:p>
          </table:table-cell>
          <table:table-cell office:value-type="float" office:value="225953601398562">
            <text:p>225953601398562</text:p>
          </table:table-cell>
          <table:table-cell office:value-type="float" office:value="217145953544616">
            <text:p>217145953544616</text:p>
          </table:table-cell>
        </table:table-row>
        <table:table-row table:style-name="ro1">
          <table:table-cell office:value-type="string">
            <text:p>1984Q1</text:p>
          </table:table-cell>
          <table:table-cell office:value-type="float" office:value="1.16168264708956E+015">
            <text:p>1.16E+015</text:p>
          </table:table-cell>
          <table:table-cell office:value-type="float" office:value="1053206.2">
            <text:p>1053206.2</text:p>
          </table:table-cell>
          <table:table-cell office:value-type="float" office:value="1569495.8">
            <text:p>1569495.8</text:p>
          </table:table-cell>
          <table:table-cell office:value-type="float" office:value="233605443409567">
            <text:p>233605443409567</text:p>
          </table:table-cell>
          <table:table-cell office:value-type="float" office:value="224444600757409">
            <text:p>224444600757409</text:p>
          </table:table-cell>
        </table:table-row>
        <table:table-row table:style-name="ro1">
          <table:table-cell office:value-type="string">
            <text:p>1984Q2</text:p>
          </table:table-cell>
          <table:table-cell office:value-type="float" office:value="1.17163386744665E+015">
            <text:p>1.17E+015</text:p>
          </table:table-cell>
          <table:table-cell office:value-type="float" office:value="1053740.2">
            <text:p>1053740.2</text:p>
          </table:table-cell>
          <table:table-cell office:value-type="float" office:value="1611394.9">
            <text:p>1611394.9</text:p>
          </table:table-cell>
          <table:table-cell office:value-type="float" office:value="235539804701847">
            <text:p>235539804701847</text:p>
          </table:table-cell>
          <table:table-cell office:value-type="float" office:value="227357812086387">
            <text:p>227357812086387</text:p>
          </table:table-cell>
        </table:table-row>
        <table:table-row table:style-name="ro1">
          <table:table-cell office:value-type="string">
            <text:p>1984Q3</text:p>
          </table:table-cell>
          <table:table-cell office:value-type="float" office:value="1.17915918617329E+015">
            <text:p>1.18E+015</text:p>
          </table:table-cell>
          <table:table-cell office:value-type="float" office:value="1044684.1">
            <text:p>1044684.1</text:p>
          </table:table-cell>
          <table:table-cell office:value-type="float" office:value="1662235">
            <text:p>1662235</text:p>
          </table:table-cell>
          <table:table-cell office:value-type="float" office:value="242882046434166">
            <text:p>242882046434166</text:p>
          </table:table-cell>
          <table:table-cell office:value-type="float" office:value="233372373370065">
            <text:p>233372373370065</text:p>
          </table:table-cell>
        </table:table-row>
        <table:table-row table:style-name="ro1">
          <table:table-cell office:value-type="string">
            <text:p>1984Q4</text:p>
          </table:table-cell>
          <table:table-cell office:value-type="float" office:value="1.18704257270521E+015">
            <text:p>1.19E+015</text:p>
          </table:table-cell>
          <table:table-cell office:value-type="float" office:value="1046987.4">
            <text:p>1046987.4</text:p>
          </table:table-cell>
          <table:table-cell office:value-type="float" office:value="1693122.8">
            <text:p>1693122.8</text:p>
          </table:table-cell>
          <table:table-cell office:value-type="float" office:value="245738562290214">
            <text:p>245738562290214</text:p>
          </table:table-cell>
          <table:table-cell office:value-type="float" office:value="235381519451677">
            <text:p>235381519451677</text:p>
          </table:table-cell>
        </table:table-row>
        <table:table-row table:style-name="ro1">
          <table:table-cell office:value-type="string">
            <text:p>1985Q1</text:p>
          </table:table-cell>
          <table:table-cell office:value-type="float" office:value="1.20241088740394E+015">
            <text:p>1.20E+015</text:p>
          </table:table-cell>
          <table:table-cell office:value-type="float" office:value="1034093.4">
            <text:p>1034093.4</text:p>
          </table:table-cell>
          <table:table-cell office:value-type="float" office:value="1736239.6">
            <text:p>1736239.6</text:p>
          </table:table-cell>
          <table:table-cell office:value-type="float" office:value="246788923548465">
            <text:p>246788923548465</text:p>
          </table:table-cell>
          <table:table-cell office:value-type="float" office:value="238218763084992">
            <text:p>238218763084992</text:p>
          </table:table-cell>
        </table:table-row>
        <table:table-row table:style-name="ro1">
          <table:table-cell office:value-type="string">
            <text:p>1985Q2</text:p>
          </table:table-cell>
          <table:table-cell office:value-type="float" office:value="1.21210005207789E+015">
            <text:p>1.21E+015</text:p>
          </table:table-cell>
          <table:table-cell office:value-type="float" office:value="1044594.1">
            <text:p>1044594.1</text:p>
          </table:table-cell>
          <table:table-cell office:value-type="float" office:value="1748516.7">
            <text:p>1748516.7</text:p>
          </table:table-cell>
          <table:table-cell office:value-type="float" office:value="248839878749305">
            <text:p>248839878749305</text:p>
          </table:table-cell>
          <table:table-cell office:value-type="float" office:value="238640950952690">
            <text:p>238640950952690</text:p>
          </table:table-cell>
        </table:table-row>
        <table:table-row table:style-name="ro1">
          <table:table-cell office:value-type="string">
            <text:p>1985Q3</text:p>
          </table:table-cell>
          <table:table-cell office:value-type="float" office:value="1.22811412566515E+015">
            <text:p>1.23E+015</text:p>
          </table:table-cell>
          <table:table-cell office:value-type="float" office:value="1064491.1">
            <text:p>1064491.1</text:p>
          </table:table-cell>
          <table:table-cell office:value-type="float" office:value="1770159.9">
            <text:p>1770159.9</text:p>
          </table:table-cell>
          <table:table-cell office:value-type="float" office:value="249126569509510">
            <text:p>249126569509510</text:p>
          </table:table-cell>
          <table:table-cell office:value-type="float" office:value="239547769671000">
            <text:p>239547769671000</text:p>
          </table:table-cell>
        </table:table-row>
        <table:table-row table:style-name="ro1">
          <table:table-cell office:value-type="string">
            <text:p>1985Q4</text:p>
          </table:table-cell>
          <table:table-cell office:value-type="float" office:value="1.2376924948376E+015">
            <text:p>1.24E+015</text:p>
          </table:table-cell>
          <table:table-cell office:value-type="float" office:value="1067042.1">
            <text:p>1067042.1</text:p>
          </table:table-cell>
          <table:table-cell office:value-type="float" office:value="1804903.2">
            <text:p>1804903.2</text:p>
          </table:table-cell>
          <table:table-cell office:value-type="float" office:value="252633463702869">
            <text:p>252633463702869</text:p>
          </table:table-cell>
          <table:table-cell office:value-type="float" office:value="243955944339671">
            <text:p>243955944339671</text:p>
          </table:table-cell>
        </table:table-row>
        <table:table-row table:style-name="ro1">
          <table:table-cell office:value-type="string">
            <text:p>1986Q1</text:p>
          </table:table-cell>
          <table:table-cell office:value-type="float" office:value="1.24754036838075E+015">
            <text:p>1.25E+015</text:p>
          </table:table-cell>
          <table:table-cell office:value-type="float" office:value="1077510">
            <text:p>1077510</text:p>
          </table:table-cell>
          <table:table-cell office:value-type="float" office:value="1802990.9">
            <text:p>1802990.9</text:p>
          </table:table-cell>
          <table:table-cell office:value-type="float" office:value="251004863816895">
            <text:p>251004863816895</text:p>
          </table:table-cell>
          <table:table-cell office:value-type="float" office:value="246925129053705">
            <text:p>246925129053705</text:p>
          </table:table-cell>
        </table:table-row>
        <table:table-row table:style-name="ro1">
          <table:table-cell office:value-type="string">
            <text:p>1986Q2</text:p>
          </table:table-cell>
          <table:table-cell office:value-type="float" office:value="1.26096690737111E+015">
            <text:p>1.26E+015</text:p>
          </table:table-cell>
          <table:table-cell office:value-type="float" office:value="1109660.3">
            <text:p>1109660.3</text:p>
          </table:table-cell>
          <table:table-cell office:value-type="float" office:value="1797988.7">
            <text:p>1797988.7</text:p>
          </table:table-cell>
          <table:table-cell office:value-type="float" office:value="254961945915195">
            <text:p>254961945915195</text:p>
          </table:table-cell>
          <table:table-cell office:value-type="float" office:value="253566080616616">
            <text:p>253566080616616</text:p>
          </table:table-cell>
        </table:table-row>
        <table:table-row table:style-name="ro1">
          <table:table-cell office:value-type="string">
            <text:p>1986Q3</text:p>
          </table:table-cell>
          <table:table-cell office:value-type="float" office:value="1.27633180430627E+015">
            <text:p>1.28E+015</text:p>
          </table:table-cell>
          <table:table-cell office:value-type="float" office:value="1144290.2">
            <text:p>1144290.2</text:p>
          </table:table-cell>
          <table:table-cell office:value-type="float" office:value="1795687.4">
            <text:p>1795687.4</text:p>
          </table:table-cell>
          <table:table-cell office:value-type="float" office:value="257417289335445">
            <text:p>257417289335445</text:p>
          </table:table-cell>
          <table:table-cell office:value-type="float" office:value="257998339613727">
            <text:p>257998339613727</text:p>
          </table:table-cell>
        </table:table-row>
        <table:table-row table:style-name="ro1">
          <table:table-cell office:value-type="string">
            <text:p>1986Q4</text:p>
          </table:table-cell>
          <table:table-cell office:value-type="float" office:value="1.28125865147362E+015">
            <text:p>1.28E+015</text:p>
          </table:table-cell>
          <table:table-cell office:value-type="float" office:value="1149474.6">
            <text:p>1149474.6</text:p>
          </table:table-cell>
          <table:table-cell office:value-type="float" office:value="1831856.6">
            <text:p>1831856.6</text:p>
          </table:table-cell>
          <table:table-cell office:value-type="float" office:value="260568212548067">
            <text:p>260568212548067</text:p>
          </table:table-cell>
          <table:table-cell office:value-type="float" office:value="259572049427638">
            <text:p>259572049427638</text:p>
          </table:table-cell>
        </table:table-row>
        <table:table-row table:style-name="ro1">
          <table:table-cell office:value-type="string">
            <text:p>1987Q1</text:p>
          </table:table-cell>
          <table:table-cell office:value-type="float" office:value="1.2850214720809E+015">
            <text:p>1.29E+015</text:p>
          </table:table-cell>
          <table:table-cell office:value-type="float" office:value="1126821.9">
            <text:p>1126821.9</text:p>
          </table:table-cell>
          <table:table-cell office:value-type="float" office:value="1812068.9">
            <text:p>1812068.9</text:p>
          </table:table-cell>
          <table:table-cell office:value-type="float" office:value="261660107350061">
            <text:p>261660107350061</text:p>
          </table:table-cell>
          <table:table-cell office:value-type="float" office:value="262000309580824">
            <text:p>262000309580824</text:p>
          </table:table-cell>
        </table:table-row>
        <table:table-row table:style-name="ro1">
          <table:table-cell office:value-type="string">
            <text:p>1987Q2</text:p>
          </table:table-cell>
          <table:table-cell office:value-type="float" office:value="1.30416355485859E+015">
            <text:p>1.30E+015</text:p>
          </table:table-cell>
          <table:table-cell office:value-type="float" office:value="1162965">
            <text:p>1162965</text:p>
          </table:table-cell>
          <table:table-cell office:value-type="float" office:value="1874177.7">
            <text:p>1874177.7</text:p>
          </table:table-cell>
          <table:table-cell office:value-type="float" office:value="266361593800301">
            <text:p>266361593800301</text:p>
          </table:table-cell>
          <table:table-cell office:value-type="float" office:value="268808932817377">
            <text:p>268808932817377</text:p>
          </table:table-cell>
        </table:table-row>
        <table:table-row table:style-name="ro1">
          <table:table-cell office:value-type="string">
            <text:p>1987Q3</text:p>
          </table:table-cell>
          <table:table-cell office:value-type="float" office:value="1.31775395489488E+015">
            <text:p>1.32E+015</text:p>
          </table:table-cell>
          <table:table-cell office:value-type="float" office:value="1210362.3">
            <text:p>1210362.3</text:p>
          </table:table-cell>
          <table:table-cell office:value-type="float" office:value="1921384.3">
            <text:p>1921384.3</text:p>
          </table:table-cell>
          <table:table-cell office:value-type="float" office:value="274606501164623">
            <text:p>274606501164623</text:p>
          </table:table-cell>
          <table:table-cell office:value-type="float" office:value="276895210415432">
            <text:p>276895210415432</text:p>
          </table:table-cell>
        </table:table-row>
        <table:table-row table:style-name="ro1">
          <table:table-cell office:value-type="string">
            <text:p>1987Q4</text:p>
          </table:table-cell>
          <table:table-cell office:value-type="float" office:value="1.33252078717537E+015">
            <text:p>1.33E+015</text:p>
          </table:table-cell>
          <table:table-cell office:value-type="float" office:value="1221312.6">
            <text:p>1221312.6</text:p>
          </table:table-cell>
          <table:table-cell office:value-type="float" office:value="1962809.6">
            <text:p>1962809.6</text:p>
          </table:table-cell>
          <table:table-cell office:value-type="float" office:value="278616077526818">
            <text:p>278616077526818</text:p>
          </table:table-cell>
          <table:table-cell office:value-type="float" office:value="286655404880785">
            <text:p>286655404880785</text:p>
          </table:table-cell>
        </table:table-row>
        <table:table-row table:style-name="ro1">
          <table:table-cell office:value-type="string">
            <text:p>1988Q1</text:p>
          </table:table-cell>
          <table:table-cell office:value-type="float" office:value="1.34330427819128E+015">
            <text:p>1.34E+015</text:p>
          </table:table-cell>
          <table:table-cell office:value-type="float" office:value="1224840.9">
            <text:p>1224840.9</text:p>
          </table:table-cell>
          <table:table-cell office:value-type="float" office:value="2001925.2">
            <text:p>2001925.2</text:p>
          </table:table-cell>
          <table:table-cell office:value-type="float" office:value="282330529331781">
            <text:p>282330529331781</text:p>
          </table:table-cell>
          <table:table-cell office:value-type="float" office:value="287098742829652">
            <text:p>287098742829652</text:p>
          </table:table-cell>
        </table:table-row>
        <table:table-row table:style-name="ro1">
          <table:table-cell office:value-type="string">
            <text:p>1988Q2</text:p>
          </table:table-cell>
          <table:table-cell office:value-type="float" office:value="1.35550807149264E+015">
            <text:p>1.36E+015</text:p>
          </table:table-cell>
          <table:table-cell office:value-type="float" office:value="1233691.5">
            <text:p>1233691.5</text:p>
          </table:table-cell>
          <table:table-cell office:value-type="float" office:value="2058890">
            <text:p>2058890</text:p>
          </table:table-cell>
          <table:table-cell office:value-type="float" office:value="289900300467146">
            <text:p>289900300467146</text:p>
          </table:table-cell>
          <table:table-cell office:value-type="float" office:value="293575284918906">
            <text:p>293575284918906</text:p>
          </table:table-cell>
        </table:table-row>
        <table:table-row table:style-name="ro1">
          <table:table-cell office:value-type="string">
            <text:p>1988Q3</text:p>
          </table:table-cell>
          <table:table-cell office:value-type="float" office:value="1.36851309223487E+015">
            <text:p>1.37E+015</text:p>
          </table:table-cell>
          <table:table-cell office:value-type="float" office:value="1239010.2">
            <text:p>1239010.2</text:p>
          </table:table-cell>
          <table:table-cell office:value-type="float" office:value="2112397.1">
            <text:p>2112397.1</text:p>
          </table:table-cell>
          <table:table-cell office:value-type="float" office:value="295078102527454">
            <text:p>295078102527454</text:p>
          </table:table-cell>
          <table:table-cell office:value-type="float" office:value="302173169992786">
            <text:p>302173169992786</text:p>
          </table:table-cell>
        </table:table-row>
        <table:table-row table:style-name="ro1">
          <table:table-cell office:value-type="string">
            <text:p>1988Q4</text:p>
          </table:table-cell>
          <table:table-cell office:value-type="float" office:value="1.3837089838964E+015">
            <text:p>1.38E+015</text:p>
          </table:table-cell>
          <table:table-cell office:value-type="float" office:value="1257523.8">
            <text:p>1257523.8</text:p>
          </table:table-cell>
          <table:table-cell office:value-type="float" office:value="2153045.6">
            <text:p>2153045.6</text:p>
          </table:table-cell>
          <table:table-cell office:value-type="float" office:value="300188874783094">
            <text:p>300188874783094</text:p>
          </table:table-cell>
          <table:table-cell office:value-type="float" office:value="309833287351025">
            <text:p>309833287351025</text:p>
          </table:table-cell>
        </table:table-row>
        <table:table-row table:style-name="ro1">
          <table:table-cell office:value-type="string">
            <text:p>1989Q1</text:p>
          </table:table-cell>
          <table:table-cell office:value-type="float" office:value="1.39658461243247E+015">
            <text:p>1.40E+015</text:p>
          </table:table-cell>
          <table:table-cell office:value-type="float" office:value="1276605.9">
            <text:p>1276605.9</text:p>
          </table:table-cell>
          <table:table-cell office:value-type="float" office:value="2234220.8">
            <text:p>2234220.8</text:p>
          </table:table-cell>
          <table:table-cell office:value-type="float" office:value="307554373892486">
            <text:p>307554373892486</text:p>
          </table:table-cell>
          <table:table-cell office:value-type="float" office:value="317797608340135">
            <text:p>317797608340135</text:p>
          </table:table-cell>
        </table:table-row>
        <table:table-row table:style-name="ro1">
          <table:table-cell office:value-type="string">
            <text:p>1989Q2</text:p>
          </table:table-cell>
          <table:table-cell office:value-type="float" office:value="1.40165470515089E+015">
            <text:p>1.40E+015</text:p>
          </table:table-cell>
          <table:table-cell office:value-type="float" office:value="1252201">
            <text:p>1252201</text:p>
          </table:table-cell>
          <table:table-cell office:value-type="float" office:value="2237213.9">
            <text:p>2237213.9</text:p>
          </table:table-cell>
          <table:table-cell office:value-type="float" office:value="311739686211953">
            <text:p>311739686211953</text:p>
          </table:table-cell>
          <table:table-cell office:value-type="float" office:value="322295747538173">
            <text:p>322295747538173</text:p>
          </table:table-cell>
        </table:table-row>
        <table:table-row table:style-name="ro1">
          <table:table-cell office:value-type="string">
            <text:p>1989Q3</text:p>
          </table:table-cell>
          <table:table-cell office:value-type="float" office:value="1.4191621156563E+015">
            <text:p>1.42E+015</text:p>
          </table:table-cell>
          <table:table-cell office:value-type="float" office:value="1241713.3">
            <text:p>1241713.3</text:p>
          </table:table-cell>
          <table:table-cell office:value-type="float" office:value="2303047.8">
            <text:p>2303047.8</text:p>
          </table:table-cell>
          <table:table-cell office:value-type="float" office:value="315712561783210">
            <text:p>315712561783210</text:p>
          </table:table-cell>
          <table:table-cell office:value-type="float" office:value="325789267289908">
            <text:p>325789267289908</text:p>
          </table:table-cell>
        </table:table-row>
        <table:table-row table:style-name="ro1">
          <table:table-cell office:value-type="string">
            <text:p>1989Q4</text:p>
          </table:table-cell>
          <table:table-cell office:value-type="float" office:value="1.43203648806019E+015">
            <text:p>1.43E+015</text:p>
          </table:table-cell>
          <table:table-cell office:value-type="float" office:value="1252040.7">
            <text:p>1252040.7</text:p>
          </table:table-cell>
          <table:table-cell office:value-type="float" office:value="2330194.4">
            <text:p>2330194.4</text:p>
          </table:table-cell>
          <table:table-cell office:value-type="float" office:value="320290842301008">
            <text:p>320290842301008</text:p>
          </table:table-cell>
          <table:table-cell office:value-type="float" office:value="333976132973331">
            <text:p>333976132973331</text:p>
          </table:table-cell>
        </table:table-row>
        <table:table-row table:style-name="ro1">
          <table:table-cell office:value-type="string">
            <text:p>1990Q1</text:p>
          </table:table-cell>
          <table:table-cell office:value-type="float" office:value="1.44302878136605E+015">
            <text:p>1.44E+015</text:p>
          </table:table-cell>
          <table:table-cell office:value-type="float" office:value="1281029.5">
            <text:p>1281029.5</text:p>
          </table:table-cell>
          <table:table-cell office:value-type="float" office:value="2352020.8">
            <text:p>2352020.8</text:p>
          </table:table-cell>
          <table:table-cell office:value-type="float" office:value="329705833761003">
            <text:p>329705833761003</text:p>
          </table:table-cell>
          <table:table-cell office:value-type="float" office:value="341532554492136">
            <text:p>341532554492136</text:p>
          </table:table-cell>
        </table:table-row>
        <table:table-row table:style-name="ro1">
          <table:table-cell office:value-type="string">
            <text:p>1990Q2</text:p>
          </table:table-cell>
          <table:table-cell office:value-type="float" office:value="1.4581565231148E+015">
            <text:p>1.46E+015</text:p>
          </table:table-cell>
          <table:table-cell office:value-type="float" office:value="1267135.9">
            <text:p>1267135.9</text:p>
          </table:table-cell>
          <table:table-cell office:value-type="float" office:value="2360120.4">
            <text:p>2360120.4</text:p>
          </table:table-cell>
          <table:table-cell office:value-type="float" office:value="329846361458970">
            <text:p>329846361458970</text:p>
          </table:table-cell>
          <table:table-cell office:value-type="float" office:value="344225015274387">
            <text:p>344225015274387</text:p>
          </table:table-cell>
        </table:table-row>
        <table:table-row table:style-name="ro1">
          <table:table-cell office:value-type="string">
            <text:p>1990Q3</text:p>
          </table:table-cell>
          <table:table-cell office:value-type="float" office:value="1.46484958200351E+015">
            <text:p>1.46E+015</text:p>
          </table:table-cell>
          <table:table-cell office:value-type="float" office:value="1235301.4">
            <text:p>1235301.4</text:p>
          </table:table-cell>
          <table:table-cell office:value-type="float" office:value="2396123.3">
            <text:p>2396123.3</text:p>
          </table:table-cell>
          <table:table-cell office:value-type="float" office:value="338683287858575">
            <text:p>338683287858575</text:p>
          </table:table-cell>
          <table:table-cell office:value-type="float" office:value="347041972799972">
            <text:p>347041972799972</text:p>
          </table:table-cell>
        </table:table-row>
        <table:table-row table:style-name="ro1">
          <table:table-cell office:value-type="string">
            <text:p>1990Q4</text:p>
          </table:table-cell>
          <table:table-cell office:value-type="float" office:value="1.46136783979476E+015">
            <text:p>1.46E+015</text:p>
          </table:table-cell>
          <table:table-cell office:value-type="float" office:value="1227007.5">
            <text:p>1227007.5</text:p>
          </table:table-cell>
          <table:table-cell office:value-type="float" office:value="2388569">
            <text:p>2388569</text:p>
          </table:table-cell>
          <table:table-cell office:value-type="float" office:value="345255680983209">
            <text:p>345255680983209</text:p>
          </table:table-cell>
          <table:table-cell office:value-type="float" office:value="351795386588284">
            <text:p>351795386588284</text:p>
          </table:table-cell>
        </table:table-row>
        <table:table-row table:style-name="ro1">
          <table:table-cell office:value-type="string">
            <text:p>1991Q1</text:p>
          </table:table-cell>
          <table:table-cell office:value-type="float" office:value="1.46451308506376E+015">
            <text:p>1.46E+015</text:p>
          </table:table-cell>
          <table:table-cell office:value-type="float" office:value="1196725.9">
            <text:p>1196725.9</text:p>
          </table:table-cell>
          <table:table-cell office:value-type="float" office:value="2380556.3">
            <text:p>2380556.3</text:p>
          </table:table-cell>
          <table:table-cell office:value-type="float" office:value="347665454141569">
            <text:p>347665454141569</text:p>
          </table:table-cell>
          <table:table-cell office:value-type="float" office:value="349472712409625">
            <text:p>349472712409625</text:p>
          </table:table-cell>
        </table:table-row>
        <table:table-row table:style-name="ro1">
          <table:table-cell office:value-type="string">
            <text:p>1991Q2</text:p>
          </table:table-cell>
          <table:table-cell office:value-type="float" office:value="1.4768677786118E+015">
            <text:p>1.48E+015</text:p>
          </table:table-cell>
          <table:table-cell office:value-type="float" office:value="1193746.2">
            <text:p>1193746.2</text:p>
          </table:table-cell>
          <table:table-cell office:value-type="float" office:value="2367778.8">
            <text:p>2367778.8</text:p>
          </table:table-cell>
          <table:table-cell office:value-type="float" office:value="349480504119737">
            <text:p>349480504119737</text:p>
          </table:table-cell>
          <table:table-cell office:value-type="float" office:value="354498194636802">
            <text:p>354498194636802</text:p>
          </table:table-cell>
        </table:table-row>
        <table:table-row table:style-name="ro1">
          <table:table-cell office:value-type="string">
            <text:p>1991Q3</text:p>
          </table:table-cell>
          <table:table-cell office:value-type="float" office:value="1.480693961307E+015">
            <text:p>1.48E+015</text:p>
          </table:table-cell>
          <table:table-cell office:value-type="float" office:value="1193662">
            <text:p>1193662</text:p>
          </table:table-cell>
          <table:table-cell office:value-type="float" office:value="2352283.8">
            <text:p>2352283.8</text:p>
          </table:table-cell>
          <table:table-cell office:value-type="float" office:value="356141383760859">
            <text:p>356141383760859</text:p>
          </table:table-cell>
          <table:table-cell office:value-type="float" office:value="360475433656794">
            <text:p>360475433656794</text:p>
          </table:table-cell>
        </table:table-row>
        <table:table-row table:style-name="ro1">
          <table:table-cell office:value-type="string">
            <text:p>1991Q4</text:p>
          </table:table-cell>
          <table:table-cell office:value-type="float" office:value="1.4892790973711E+015">
            <text:p>1.49E+015</text:p>
          </table:table-cell>
          <table:table-cell office:value-type="float" office:value="1204734.3">
            <text:p>1204734.3</text:p>
          </table:table-cell>
          <table:table-cell office:value-type="float" office:value="2358892.1">
            <text:p>2358892.1</text:p>
          </table:table-cell>
          <table:table-cell office:value-type="float" office:value="361646643005968">
            <text:p>361646643005968</text:p>
          </table:table-cell>
          <table:table-cell office:value-type="float" office:value="364741595904922">
            <text:p>364741595904922</text:p>
          </table:table-cell>
        </table:table-row>
        <table:table-row table:style-name="ro1">
          <table:table-cell office:value-type="string">
            <text:p>1992Q1</text:p>
          </table:table-cell>
          <table:table-cell office:value-type="float" office:value="1.50378020355875E+015">
            <text:p>1.50E+015</text:p>
          </table:table-cell>
          <table:table-cell office:value-type="float" office:value="1228409.6">
            <text:p>1228409.6</text:p>
          </table:table-cell>
          <table:table-cell office:value-type="float" office:value="2334740.4">
            <text:p>2334740.4</text:p>
          </table:table-cell>
          <table:table-cell office:value-type="float" office:value="368487661103880">
            <text:p>368487661103880</text:p>
          </table:table-cell>
          <table:table-cell office:value-type="float" office:value="372906399478668">
            <text:p>372906399478668</text:p>
          </table:table-cell>
        </table:table-row>
        <table:table-row table:style-name="ro1">
          <table:table-cell office:value-type="string">
            <text:p>1992Q2</text:p>
          </table:table-cell>
          <table:table-cell office:value-type="float" office:value="1.51166332160895E+015">
            <text:p>1.51E+015</text:p>
          </table:table-cell>
          <table:table-cell office:value-type="float" office:value="1243891.5">
            <text:p>1243891.5</text:p>
          </table:table-cell>
          <table:table-cell office:value-type="float" office:value="2335000.6">
            <text:p>2335000.6</text:p>
          </table:table-cell>
          <table:table-cell office:value-type="float" office:value="368717611377404">
            <text:p>368717611377404</text:p>
          </table:table-cell>
          <table:table-cell office:value-type="float" office:value="374150137529959">
            <text:p>374150137529959</text:p>
          </table:table-cell>
        </table:table-row>
        <table:table-row table:style-name="ro1">
          <table:table-cell office:value-type="string">
            <text:p>1992Q3</text:p>
          </table:table-cell>
          <table:table-cell office:value-type="float" office:value="1.51966823610722E+015">
            <text:p>1.52E+015</text:p>
          </table:table-cell>
          <table:table-cell office:value-type="float" office:value="1243427.3">
            <text:p>1243427.3</text:p>
          </table:table-cell>
          <table:table-cell office:value-type="float" office:value="2312493.5">
            <text:p>2312493.5</text:p>
          </table:table-cell>
          <table:table-cell office:value-type="float" office:value="371914329036988">
            <text:p>371914329036988</text:p>
          </table:table-cell>
          <table:table-cell office:value-type="float" office:value="374157859312881">
            <text:p>374157859312881</text:p>
          </table:table-cell>
        </table:table-row>
        <table:table-row table:style-name="ro1">
          <table:table-cell office:value-type="string">
            <text:p>1992Q4</text:p>
          </table:table-cell>
          <table:table-cell office:value-type="float" office:value="1.53157085103738E+015">
            <text:p>1.53E+015</text:p>
          </table:table-cell>
          <table:table-cell office:value-type="float" office:value="1254920.6">
            <text:p>1254920.6</text:p>
          </table:table-cell>
          <table:table-cell office:value-type="float" office:value="2280242.7">
            <text:p>2280242.7</text:p>
          </table:table-cell>
          <table:table-cell office:value-type="float" office:value="373489599886513">
            <text:p>373489599886513</text:p>
          </table:table-cell>
          <table:table-cell office:value-type="float" office:value="375146503510932">
            <text:p>375146503510932</text:p>
          </table:table-cell>
        </table:table-row>
        <table:table-row table:style-name="ro1">
          <table:table-cell office:value-type="string">
            <text:p>1993Q1</text:p>
          </table:table-cell>
          <table:table-cell office:value-type="float" office:value="1.53183461179098E+015">
            <text:p>1.53E+015</text:p>
          </table:table-cell>
          <table:table-cell office:value-type="float" office:value="1245185.6">
            <text:p>1245185.6</text:p>
          </table:table-cell>
          <table:table-cell office:value-type="float" office:value="2280063.5">
            <text:p>2280063.5</text:p>
          </table:table-cell>
          <table:table-cell office:value-type="float" office:value="375433185356907">
            <text:p>375433185356907</text:p>
          </table:table-cell>
          <table:table-cell office:value-type="float" office:value="373091939867535">
            <text:p>373091939867535</text:p>
          </table:table-cell>
        </table:table-row>
        <table:table-row table:style-name="ro1">
          <table:table-cell office:value-type="string">
            <text:p>1993Q2</text:p>
          </table:table-cell>
          <table:table-cell office:value-type="float" office:value="1.53842732832501E+015">
            <text:p>1.54E+015</text:p>
          </table:table-cell>
          <table:table-cell office:value-type="float" office:value="1257375.1">
            <text:p>1257375.1</text:p>
          </table:table-cell>
          <table:table-cell office:value-type="float" office:value="2256218.4">
            <text:p>2256218.4</text:p>
          </table:table-cell>
          <table:table-cell office:value-type="float" office:value="377347630922354">
            <text:p>377347630922354</text:p>
          </table:table-cell>
          <table:table-cell office:value-type="float" office:value="375886807301218">
            <text:p>375886807301218</text:p>
          </table:table-cell>
        </table:table-row>
        <table:table-row table:style-name="ro1">
          <table:table-cell office:value-type="string">
            <text:p>1993Q3</text:p>
          </table:table-cell>
          <table:table-cell office:value-type="float" office:value="1.54833835883758E+015">
            <text:p>1.55E+015</text:p>
          </table:table-cell>
          <table:table-cell office:value-type="float" office:value="1287141.2">
            <text:p>1287141.2</text:p>
          </table:table-cell>
          <table:table-cell office:value-type="float" office:value="2240945">
            <text:p>2240945</text:p>
          </table:table-cell>
          <table:table-cell office:value-type="float" office:value="382976116655804">
            <text:p>382976116655804</text:p>
          </table:table-cell>
          <table:table-cell office:value-type="float" office:value="382451500700127">
            <text:p>382451500700127</text:p>
          </table:table-cell>
        </table:table-row>
        <table:table-row table:style-name="ro1">
          <table:table-cell office:value-type="string">
            <text:p>1993Q4</text:p>
          </table:table-cell>
          <table:table-cell office:value-type="float" office:value="1.56404379656064E+015">
            <text:p>1.56E+015</text:p>
          </table:table-cell>
          <table:table-cell office:value-type="float" office:value="1331215.2">
            <text:p>1331215.2</text:p>
          </table:table-cell>
          <table:table-cell office:value-type="float" office:value="2245592.5">
            <text:p>2245592.5</text:p>
          </table:table-cell>
          <table:table-cell office:value-type="float" office:value="393303390055657">
            <text:p>393303390055657</text:p>
          </table:table-cell>
          <table:table-cell office:value-type="float" office:value="390077437978435">
            <text:p>390077437978435</text:p>
          </table:table-cell>
        </table:table-row>
        <table:table-row table:style-name="ro1">
          <table:table-cell office:value-type="string">
            <text:p>1994Q1</text:p>
          </table:table-cell>
          <table:table-cell office:value-type="float" office:value="1.57537297508497E+015">
            <text:p>1.58E+015</text:p>
          </table:table-cell>
          <table:table-cell office:value-type="float" office:value="1339368.6">
            <text:p>1339368.6</text:p>
          </table:table-cell>
          <table:table-cell office:value-type="float" office:value="2285518.8">
            <text:p>2285518.8</text:p>
          </table:table-cell>
          <table:table-cell office:value-type="float" office:value="401165181290346">
            <text:p>401165181290346</text:p>
          </table:table-cell>
          <table:table-cell office:value-type="float" office:value="400213258869375">
            <text:p>400213258869375</text:p>
          </table:table-cell>
        </table:table-row>
        <table:table-row table:style-name="ro1">
          <table:table-cell office:value-type="string">
            <text:p>1994Q2</text:p>
          </table:table-cell>
          <table:table-cell office:value-type="float" office:value="1.57980268424654E+015">
            <text:p>1.58E+015</text:p>
          </table:table-cell>
          <table:table-cell office:value-type="float" office:value="1371055.6">
            <text:p>1371055.6</text:p>
          </table:table-cell>
          <table:table-cell office:value-type="float" office:value="2325642.7">
            <text:p>2325642.7</text:p>
          </table:table-cell>
          <table:table-cell office:value-type="float" office:value="412379313542656">
            <text:p>412379313542656</text:p>
          </table:table-cell>
          <table:table-cell office:value-type="float" office:value="410570331119746">
            <text:p>410570331119746</text:p>
          </table:table-cell>
        </table:table-row>
        <table:table-row table:style-name="ro1">
          <table:table-cell office:value-type="string">
            <text:p>1994Q3</text:p>
          </table:table-cell>
          <table:table-cell office:value-type="float" office:value="1.5954519161652E+015">
            <text:p>1.60E+015</text:p>
          </table:table-cell>
          <table:table-cell office:value-type="float" office:value="1385714.1">
            <text:p>1385714.1</text:p>
          </table:table-cell>
          <table:table-cell office:value-type="float" office:value="2368432.5">
            <text:p>2368432.5</text:p>
          </table:table-cell>
          <table:table-cell office:value-type="float" office:value="423198404136139">
            <text:p>423198404136139</text:p>
          </table:table-cell>
          <table:table-cell office:value-type="float" office:value="420792653113075">
            <text:p>420792653113075</text:p>
          </table:table-cell>
        </table:table-row>
        <table:table-row table:style-name="ro1">
          <table:table-cell office:value-type="string">
            <text:p>1994Q4</text:p>
          </table:table-cell>
          <table:table-cell office:value-type="float" office:value="1.60654709701274E+015">
            <text:p>1.61E+015</text:p>
          </table:table-cell>
          <table:table-cell office:value-type="float" office:value="1380158.5">
            <text:p>1380158.5</text:p>
          </table:table-cell>
          <table:table-cell office:value-type="float" office:value="2440385.4">
            <text:p>2440385.4</text:p>
          </table:table-cell>
          <table:table-cell office:value-type="float" office:value="436449974973793">
            <text:p>436449974973793</text:p>
          </table:table-cell>
          <table:table-cell office:value-type="float" office:value="435359329761706">
            <text:p>435359329761706</text:p>
          </table:table-cell>
        </table:table-row>
        <table:table-row table:style-name="ro1">
          <table:table-cell office:value-type="string">
            <text:p>1995Q1</text:p>
          </table:table-cell>
          <table:table-cell office:value-type="float" office:value="1.60491915678204E+015">
            <text:p>1.60E+015</text:p>
          </table:table-cell>
          <table:table-cell office:value-type="float" office:value="1362187.1">
            <text:p>1362187.1</text:p>
          </table:table-cell>
          <table:table-cell office:value-type="float" office:value="2492897.8">
            <text:p>2492897.8</text:p>
          </table:table-cell>
          <table:table-cell office:value-type="float" office:value="449555151027801">
            <text:p>449555151027801</text:p>
          </table:table-cell>
          <table:table-cell office:value-type="float" office:value="440029845371697">
            <text:p>440029845371697</text:p>
          </table:table-cell>
        </table:table-row>
        <table:table-row table:style-name="ro1">
          <table:table-cell office:value-type="string">
            <text:p>1995Q2</text:p>
          </table:table-cell>
          <table:table-cell office:value-type="float" office:value="1.61878782362172E+015">
            <text:p>1.62E+015</text:p>
          </table:table-cell>
          <table:table-cell office:value-type="float" office:value="1337849.8">
            <text:p>1337849.8</text:p>
          </table:table-cell>
          <table:table-cell office:value-type="float" office:value="2535306">
            <text:p>2535306</text:p>
          </table:table-cell>
          <table:table-cell office:value-type="float" office:value="456223644604237">
            <text:p>456223644604237</text:p>
          </table:table-cell>
          <table:table-cell office:value-type="float" office:value="448623645180666">
            <text:p>448623645180666</text:p>
          </table:table-cell>
        </table:table-row>
        <table:table-row table:style-name="ro1">
          <table:table-cell office:value-type="string">
            <text:p>1995Q3</text:p>
          </table:table-cell>
          <table:table-cell office:value-type="float" office:value="1.63081703980401E+015">
            <text:p>1.63E+015</text:p>
          </table:table-cell>
          <table:table-cell office:value-type="float" office:value="1339607.3">
            <text:p>1339607.3</text:p>
          </table:table-cell>
          <table:table-cell office:value-type="float" office:value="2558321.6">
            <text:p>2558321.6</text:p>
          </table:table-cell>
          <table:table-cell office:value-type="float" office:value="463663300382148">
            <text:p>463663300382148</text:p>
          </table:table-cell>
          <table:table-cell office:value-type="float" office:value="454651640244345">
            <text:p>454651640244345</text:p>
          </table:table-cell>
        </table:table-row>
        <table:table-row table:style-name="ro1">
          <table:table-cell office:value-type="string">
            <text:p>1995Q4</text:p>
          </table:table-cell>
          <table:table-cell office:value-type="float" office:value="1.64002236043256E+015">
            <text:p>1.64E+015</text:p>
          </table:table-cell>
          <table:table-cell office:value-type="float" office:value="1355099.6">
            <text:p>1355099.6</text:p>
          </table:table-cell>
          <table:table-cell office:value-type="float" office:value="2592084.6">
            <text:p>2592084.6</text:p>
          </table:table-cell>
          <table:table-cell office:value-type="float" office:value="470760550364235">
            <text:p>470760550364235</text:p>
          </table:table-cell>
          <table:table-cell office:value-type="float" office:value="463583422578194">
            <text:p>463583422578194</text:p>
          </table:table-cell>
        </table:table-row>
        <table:table-row table:style-name="ro1">
          <table:table-cell office:value-type="string">
            <text:p>1996Q1</text:p>
          </table:table-cell>
          <table:table-cell office:value-type="float" office:value="1.6571404046303E+015">
            <text:p>1.66E+015</text:p>
          </table:table-cell>
          <table:table-cell office:value-type="float" office:value="1362118.1">
            <text:p>1362118.1</text:p>
          </table:table-cell>
          <table:table-cell office:value-type="float" office:value="2604093.4">
            <text:p>2604093.4</text:p>
          </table:table-cell>
          <table:table-cell office:value-type="float" office:value="479792809515551">
            <text:p>479792809515551</text:p>
          </table:table-cell>
          <table:table-cell office:value-type="float" office:value="474484804889995">
            <text:p>474484804889995</text:p>
          </table:table-cell>
        </table:table-row>
        <table:table-row table:style-name="ro1">
          <table:table-cell office:value-type="string">
            <text:p>1996Q2</text:p>
          </table:table-cell>
          <table:table-cell office:value-type="float" office:value="1.66912349685422E+015">
            <text:p>1.67E+015</text:p>
          </table:table-cell>
          <table:table-cell office:value-type="float" office:value="1421151.7">
            <text:p>1421151.7</text:p>
          </table:table-cell>
          <table:table-cell office:value-type="float" office:value="2665920.3">
            <text:p>2665920.3</text:p>
          </table:table-cell>
          <table:table-cell office:value-type="float" office:value="486388331793274">
            <text:p>486388331793274</text:p>
          </table:table-cell>
          <table:table-cell office:value-type="float" office:value="480822257461025">
            <text:p>480822257461025</text:p>
          </table:table-cell>
        </table:table-row>
        <table:table-row table:style-name="ro1">
          <table:table-cell office:value-type="string">
            <text:p>1996Q3</text:p>
          </table:table-cell>
          <table:table-cell office:value-type="float" office:value="1.67773464505577E+015">
            <text:p>1.68E+015</text:p>
          </table:table-cell>
          <table:table-cell office:value-type="float" office:value="1438374.2">
            <text:p>1438374.2</text:p>
          </table:table-cell>
          <table:table-cell office:value-type="float" office:value="2731345.7">
            <text:p>2731345.7</text:p>
          </table:table-cell>
          <table:table-cell office:value-type="float" office:value="496591451403085">
            <text:p>496591451403085</text:p>
          </table:table-cell>
          <table:table-cell office:value-type="float" office:value="493409515041453">
            <text:p>493409515041453</text:p>
          </table:table-cell>
        </table:table-row>
        <table:table-row table:style-name="ro1">
          <table:table-cell office:value-type="string">
            <text:p>1996Q4</text:p>
          </table:table-cell>
          <table:table-cell office:value-type="float" office:value="1.69230292387829E+015">
            <text:p>1.69E+015</text:p>
          </table:table-cell>
          <table:table-cell office:value-type="float" office:value="1442632.9">
            <text:p>1442632.9</text:p>
          </table:table-cell>
          <table:table-cell office:value-type="float" office:value="2779798.8">
            <text:p>2779798.8</text:p>
          </table:table-cell>
          <table:table-cell office:value-type="float" office:value="511149849685290">
            <text:p>511149849685290</text:p>
          </table:table-cell>
          <table:table-cell office:value-type="float" office:value="504461278896761">
            <text:p>504461278896761</text:p>
          </table:table-cell>
        </table:table-row>
        <table:table-row table:style-name="ro1">
          <table:table-cell office:value-type="string">
            <text:p>1997Q1</text:p>
          </table:table-cell>
          <table:table-cell office:value-type="float" office:value="1.70824616311647E+015">
            <text:p>1.71E+015</text:p>
          </table:table-cell>
          <table:table-cell office:value-type="float" office:value="1419832.8">
            <text:p>1419832.8</text:p>
          </table:table-cell>
          <table:table-cell office:value-type="float" office:value="2823553.3">
            <text:p>2823553.3</text:p>
          </table:table-cell>
          <table:table-cell office:value-type="float" office:value="525051793339374">
            <text:p>525051793339374</text:p>
          </table:table-cell>
          <table:table-cell office:value-type="float" office:value="518618169352829">
            <text:p>518618169352829</text:p>
          </table:table-cell>
        </table:table-row>
        <table:table-row table:style-name="ro1">
          <table:table-cell office:value-type="string">
            <text:p>1997Q2</text:p>
          </table:table-cell>
          <table:table-cell office:value-type="float" office:value="1.71582932103631E+015">
            <text:p>1.72E+015</text:p>
          </table:table-cell>
          <table:table-cell office:value-type="float" office:value="1418775.3">
            <text:p>1418775.3</text:p>
          </table:table-cell>
          <table:table-cell office:value-type="float" office:value="2891226">
            <text:p>2891226</text:p>
          </table:table-cell>
          <table:table-cell office:value-type="float" office:value="546750499831647">
            <text:p>546750499831647</text:p>
          </table:table-cell>
          <table:table-cell office:value-type="float" office:value="537105519643348">
            <text:p>537105519643348</text:p>
          </table:table-cell>
        </table:table-row>
        <table:table-row table:style-name="ro1">
          <table:table-cell office:value-type="string">
            <text:p>1997Q3</text:p>
          </table:table-cell>
          <table:table-cell office:value-type="float" office:value="1.73264495988674E+015">
            <text:p>1.73E+015</text:p>
          </table:table-cell>
          <table:table-cell office:value-type="float" office:value="1407224.1">
            <text:p>1407224.1</text:p>
          </table:table-cell>
          <table:table-cell office:value-type="float" office:value="2958387.6">
            <text:p>2958387.6</text:p>
          </table:table-cell>
          <table:table-cell office:value-type="float" office:value="561493942408306">
            <text:p>561493942408306</text:p>
          </table:table-cell>
          <table:table-cell office:value-type="float" office:value="551998613209040">
            <text:p>551998613209040</text:p>
          </table:table-cell>
        </table:table-row>
        <table:table-row table:style-name="ro1">
          <table:table-cell office:value-type="string">
            <text:p>1997Q4</text:p>
          </table:table-cell>
          <table:table-cell office:value-type="float" office:value="1.74936389436799E+015">
            <text:p>1.75E+015</text:p>
          </table:table-cell>
          <table:table-cell office:value-type="float" office:value="1416170.9">
            <text:p>1416170.9</text:p>
          </table:table-cell>
          <table:table-cell office:value-type="float" office:value="2996308.8">
            <text:p>2996308.8</text:p>
          </table:table-cell>
          <table:table-cell office:value-type="float" office:value="569436175561397">
            <text:p>569436175561397</text:p>
          </table:table-cell>
          <table:table-cell office:value-type="float" office:value="563002472376276">
            <text:p>563002472376276</text:p>
          </table:table-cell>
        </table:table-row>
        <table:table-row table:style-name="ro1">
          <table:table-cell office:value-type="string">
            <text:p>1998Q1</text:p>
          </table:table-cell>
          <table:table-cell office:value-type="float" office:value="1.75431743051652E+015">
            <text:p>1.75E+015</text:p>
          </table:table-cell>
          <table:table-cell office:value-type="float" office:value="1418373.9">
            <text:p>1418373.9</text:p>
          </table:table-cell>
          <table:table-cell office:value-type="float" office:value="3017276.5">
            <text:p>3017276.5</text:p>
          </table:table-cell>
          <table:table-cell office:value-type="float" office:value="579253773528912">
            <text:p>579253773528912</text:p>
          </table:table-cell>
          <table:table-cell office:value-type="float" office:value="574213158316457">
            <text:p>574213158316457</text:p>
          </table:table-cell>
        </table:table-row>
        <table:table-row table:style-name="ro1">
          <table:table-cell office:value-type="string">
            <text:p>1998Q2</text:p>
          </table:table-cell>
          <table:table-cell office:value-type="float" office:value="1.77049546640216E+015">
            <text:p>1.77E+015</text:p>
          </table:table-cell>
          <table:table-cell office:value-type="float" office:value="1425551.2">
            <text:p>1425551.2</text:p>
          </table:table-cell>
          <table:table-cell office:value-type="float" office:value="3050282.5">
            <text:p>3050282.5</text:p>
          </table:table-cell>
          <table:table-cell office:value-type="float" office:value="583202977418338">
            <text:p>583202977418338</text:p>
          </table:table-cell>
          <table:table-cell office:value-type="float" office:value="583097294250940">
            <text:p>583097294250940</text:p>
          </table:table-cell>
        </table:table-row>
        <table:table-row table:style-name="ro1">
          <table:table-cell office:value-type="string">
            <text:p>1998Q3</text:p>
          </table:table-cell>
          <table:table-cell office:value-type="float" office:value="1.79317451938276E+015">
            <text:p>1.79E+015</text:p>
          </table:table-cell>
          <table:table-cell office:value-type="float" office:value="1442403.7">
            <text:p>1442403.7</text:p>
          </table:table-cell>
          <table:table-cell office:value-type="float" office:value="3082834.2">
            <text:p>3082834.2</text:p>
          </table:table-cell>
          <table:table-cell office:value-type="float" office:value="583578702943365">
            <text:p>583578702943365</text:p>
          </table:table-cell>
          <table:table-cell office:value-type="float" office:value="587599222402721">
            <text:p>587599222402721</text:p>
          </table:table-cell>
        </table:table-row>
        <table:table-row table:style-name="ro1">
          <table:table-cell office:value-type="string">
            <text:p>1998Q4</text:p>
          </table:table-cell>
          <table:table-cell office:value-type="float" office:value="1.8097300431462E+015">
            <text:p>1.81E+015</text:p>
          </table:table-cell>
          <table:table-cell office:value-type="float" office:value="1447347.9">
            <text:p>1447347.9</text:p>
          </table:table-cell>
          <table:table-cell office:value-type="float" office:value="3120843.5">
            <text:p>3120843.5</text:p>
          </table:table-cell>
          <table:table-cell office:value-type="float" office:value="590150109471645">
            <text:p>590150109471645</text:p>
          </table:table-cell>
          <table:table-cell office:value-type="float" office:value="598208074987034">
            <text:p>598208074987034</text:p>
          </table:table-cell>
        </table:table-row>
        <table:table-row table:style-name="ro1">
          <table:table-cell office:value-type="string">
            <text:p>1999Q1</text:p>
          </table:table-cell>
          <table:table-cell office:value-type="float" office:value="1.82527728837981E+015">
            <text:p>1.83E+015</text:p>
          </table:table-cell>
          <table:table-cell office:value-type="float" office:value="1459686">
            <text:p>1459686</text:p>
          </table:table-cell>
          <table:table-cell office:value-type="float" office:value="3175560.4">
            <text:p>3175560.4</text:p>
          </table:table-cell>
          <table:table-cell office:value-type="float" office:value="592815331027413">
            <text:p>592815331027413</text:p>
          </table:table-cell>
          <table:table-cell office:value-type="float" office:value="609374607799438">
            <text:p>609374607799438</text:p>
          </table:table-cell>
        </table:table-row>
        <table:table-row table:style-name="ro1">
          <table:table-cell office:value-type="string">
            <text:p>1999Q2</text:p>
          </table:table-cell>
          <table:table-cell office:value-type="float" office:value="1.84633491516351E+015">
            <text:p>1.85E+015</text:p>
          </table:table-cell>
          <table:table-cell office:value-type="float" office:value="1486220.2">
            <text:p>1486220.2</text:p>
          </table:table-cell>
          <table:table-cell office:value-type="float" office:value="3235134">
            <text:p>3235134</text:p>
          </table:table-cell>
          <table:table-cell office:value-type="float" office:value="606645638594330">
            <text:p>606645638594330</text:p>
          </table:table-cell>
          <table:table-cell office:value-type="float" office:value="626931597083893">
            <text:p>626931597083893</text:p>
          </table:table-cell>
        </table:table-row>
        <table:table-row table:style-name="ro1">
          <table:table-cell office:value-type="string">
            <text:p>1999Q3</text:p>
          </table:table-cell>
          <table:table-cell office:value-type="float" office:value="1.86618297450527E+015">
            <text:p>1.87E+015</text:p>
          </table:table-cell>
          <table:table-cell office:value-type="float" office:value="1502905.8">
            <text:p>1502905.8</text:p>
          </table:table-cell>
          <table:table-cell office:value-type="float" office:value="3310212.6">
            <text:p>3310212.6</text:p>
          </table:table-cell>
          <table:table-cell office:value-type="float" office:value="626914533844381">
            <text:p>626914533844381</text:p>
          </table:table-cell>
          <table:table-cell office:value-type="float" office:value="644733209720702">
            <text:p>644733209720702</text:p>
          </table:table-cell>
        </table:table-row>
        <table:table-row table:style-name="ro1">
          <table:table-cell office:value-type="string">
            <text:p>1999Q4</text:p>
          </table:table-cell>
          <table:table-cell office:value-type="float" office:value="1.88990698323284E+015">
            <text:p>1.89E+015</text:p>
          </table:table-cell>
          <table:table-cell office:value-type="float" office:value="1511965.2">
            <text:p>1511965.2</text:p>
          </table:table-cell>
          <table:table-cell office:value-type="float" office:value="3340809.2">
            <text:p>3340809.2</text:p>
          </table:table-cell>
          <table:table-cell office:value-type="float" office:value="643580660174932">
            <text:p>643580660174932</text:p>
          </table:table-cell>
          <table:table-cell office:value-type="float" office:value="663837106528770">
            <text:p>663837106528770</text:p>
          </table:table-cell>
        </table:table-row>
        <table:table-row table:style-name="ro1">
          <table:table-cell office:value-type="string">
            <text:p>2000Q1</text:p>
          </table:table-cell>
          <table:table-cell office:value-type="float" office:value="1.91271832585583E+015">
            <text:p>1.91E+015</text:p>
          </table:table-cell>
          <table:table-cell office:value-type="float" office:value="1528778.3">
            <text:p>1528778.3</text:p>
          </table:table-cell>
          <table:table-cell office:value-type="float" office:value="3464824.4">
            <text:p>3464824.4</text:p>
          </table:table-cell>
          <table:table-cell office:value-type="float" office:value="666515051561492">
            <text:p>666515051561492</text:p>
          </table:table-cell>
          <table:table-cell office:value-type="float" office:value="690986987822563">
            <text:p>690986987822563</text:p>
          </table:table-cell>
        </table:table-row>
        <table:table-row table:style-name="ro1">
          <table:table-cell office:value-type="string">
            <text:p>2000Q2</text:p>
          </table:table-cell>
          <table:table-cell office:value-type="float" office:value="1.92817499904149E+015">
            <text:p>1.93E+015</text:p>
          </table:table-cell>
          <table:table-cell office:value-type="float" office:value="1522129.4">
            <text:p>1522129.4</text:p>
          </table:table-cell>
          <table:table-cell office:value-type="float" office:value="3522128">
            <text:p>3522128</text:p>
          </table:table-cell>
          <table:table-cell office:value-type="float" office:value="685790473238654">
            <text:p>685790473238654</text:p>
          </table:table-cell>
          <table:table-cell office:value-type="float" office:value="709748275586678">
            <text:p>709748275586678</text:p>
          </table:table-cell>
        </table:table-row>
        <table:table-row table:style-name="ro1">
          <table:table-cell office:value-type="string">
            <text:p>2000Q3</text:p>
          </table:table-cell>
          <table:table-cell office:value-type="float" office:value="1.94109468443728E+015">
            <text:p>1.94E+015</text:p>
          </table:table-cell>
          <table:table-cell office:value-type="float" office:value="1495695.2">
            <text:p>1495695.2</text:p>
          </table:table-cell>
          <table:table-cell office:value-type="float" office:value="3569969.1">
            <text:p>3569969.1</text:p>
          </table:table-cell>
          <table:table-cell office:value-type="float" office:value="703542452848374">
            <text:p>703542452848374</text:p>
          </table:table-cell>
          <table:table-cell office:value-type="float" office:value="726881710545508">
            <text:p>726881710545508</text:p>
          </table:table-cell>
        </table:table-row>
        <table:table-row table:style-name="ro1">
          <table:table-cell office:value-type="string">
            <text:p>2000Q4</text:p>
          </table:table-cell>
          <table:table-cell office:value-type="float" office:value="1.95313838930325E+015">
            <text:p>1.95E+015</text:p>
          </table:table-cell>
          <table:table-cell office:value-type="float" office:value="1486096.2">
            <text:p>1486096.2</text:p>
          </table:table-cell>
          <table:table-cell office:value-type="float" office:value="3600285.2">
            <text:p>3600285.2</text:p>
          </table:table-cell>
          <table:table-cell office:value-type="float" office:value="718233555903755">
            <text:p>718233555903755</text:p>
          </table:table-cell>
          <table:table-cell office:value-type="float" office:value="741376494083445">
            <text:p>741376494083445</text:p>
          </table:table-cell>
        </table:table-row>
        <table:table-row table:style-name="ro1">
          <table:table-cell office:value-type="string">
            <text:p>2001Q1</text:p>
          </table:table-cell>
          <table:table-cell office:value-type="float" office:value="1.96483227443886E+015">
            <text:p>1.96E+015</text:p>
          </table:table-cell>
          <table:table-cell office:value-type="float" office:value="1493732.5">
            <text:p>1493732.5</text:p>
          </table:table-cell>
          <table:table-cell office:value-type="float" office:value="3590681">
            <text:p>3590681</text:p>
          </table:table-cell>
          <table:table-cell office:value-type="float" office:value="713781291674097">
            <text:p>713781291674097</text:p>
          </table:table-cell>
          <table:table-cell office:value-type="float" office:value="732291450554918">
            <text:p>732291450554918</text:p>
          </table:table-cell>
        </table:table-row>
        <table:table-row table:style-name="ro1">
          <table:table-cell office:value-type="string">
            <text:p>2001Q2</text:p>
          </table:table-cell>
          <table:table-cell office:value-type="float" office:value="1.97197107187745E+015">
            <text:p>1.97E+015</text:p>
          </table:table-cell>
          <table:table-cell office:value-type="float" office:value="1495425.3">
            <text:p>1495425.3</text:p>
          </table:table-cell>
          <table:table-cell office:value-type="float" office:value="3544504.3">
            <text:p>3544504.3</text:p>
          </table:table-cell>
          <table:table-cell office:value-type="float" office:value="701546027565739">
            <text:p>701546027565739</text:p>
          </table:table-cell>
          <table:table-cell office:value-type="float" office:value="719205241132103">
            <text:p>719205241132103</text:p>
          </table:table-cell>
        </table:table-row>
        <table:table-row table:style-name="ro1">
          <table:table-cell office:value-type="string">
            <text:p>2001Q3</text:p>
          </table:table-cell>
          <table:table-cell office:value-type="float" office:value="1.97805758715915E+015">
            <text:p>1.98E+015</text:p>
          </table:table-cell>
          <table:table-cell office:value-type="float" office:value="1509369.2">
            <text:p>1509369.2</text:p>
          </table:table-cell>
          <table:table-cell office:value-type="float" office:value="3505519.6">
            <text:p>3505519.6</text:p>
          </table:table-cell>
          <table:table-cell office:value-type="float" office:value="691104274548335">
            <text:p>691104274548335</text:p>
          </table:table-cell>
          <table:table-cell office:value-type="float" office:value="710160296056492">
            <text:p>710160296056492</text:p>
          </table:table-cell>
        </table:table-row>
        <table:table-row table:style-name="ro1">
          <table:table-cell office:value-type="string">
            <text:p>2001Q4</text:p>
          </table:table-cell>
          <table:table-cell office:value-type="float" office:value="1.99573777136117E+015">
            <text:p>2.00E+015</text:p>
          </table:table-cell>
          <table:table-cell office:value-type="float" office:value="1516038.2">
            <text:p>1516038.2</text:p>
          </table:table-cell>
          <table:table-cell office:value-type="float" office:value="3411101.6">
            <text:p>3411101.6</text:p>
          </table:table-cell>
          <table:table-cell office:value-type="float" office:value="687084268175640">
            <text:p>687084268175640</text:p>
          </table:table-cell>
          <table:table-cell office:value-type="float" office:value="703713608491826">
            <text:p>703713608491826</text:p>
          </table:table-cell>
        </table:table-row>
        <table:table-row table:style-name="ro1">
          <table:table-cell office:value-type="string">
            <text:p>2002Q1</text:p>
          </table:table-cell>
          <table:table-cell office:value-type="float" office:value="2.00671221656108E+015">
            <text:p>2.01E+015</text:p>
          </table:table-cell>
          <table:table-cell office:value-type="float" office:value="1529601.9">
            <text:p>1529601.9</text:p>
          </table:table-cell>
          <table:table-cell office:value-type="float" office:value="3389676.1">
            <text:p>3389676.1</text:p>
          </table:table-cell>
          <table:table-cell office:value-type="float" office:value="696845793580192">
            <text:p>696845793580192</text:p>
          </table:table-cell>
          <table:table-cell office:value-type="float" office:value="716992114918518">
            <text:p>716992114918518</text:p>
          </table:table-cell>
        </table:table-row>
        <table:table-row table:style-name="ro1">
          <table:table-cell office:value-type="string">
            <text:p>2002Q2</text:p>
          </table:table-cell>
          <table:table-cell office:value-type="float" office:value="2.01948185941341E+015">
            <text:p>2.02E+015</text:p>
          </table:table-cell>
          <table:table-cell office:value-type="float" office:value="1545764.5">
            <text:p>1545764.5</text:p>
          </table:table-cell>
          <table:table-cell office:value-type="float" office:value="3371150">
            <text:p>3371150</text:p>
          </table:table-cell>
          <table:table-cell office:value-type="float" office:value="713561809719149">
            <text:p>713561809719149</text:p>
          </table:table-cell>
          <table:table-cell office:value-type="float" office:value="736167455498984">
            <text:p>736167455498984</text:p>
          </table:table-cell>
        </table:table-row>
        <table:table-row table:style-name="ro1">
          <table:table-cell office:value-type="string">
            <text:p>2002Q3</text:p>
          </table:table-cell>
          <table:table-cell office:value-type="float" office:value="2.03203484530088E+015">
            <text:p>2.03E+015</text:p>
          </table:table-cell>
          <table:table-cell office:value-type="float" office:value="1558442.5">
            <text:p>1558442.5</text:p>
          </table:table-cell>
          <table:table-cell office:value-type="float" office:value="3384454.5">
            <text:p>3384454.5</text:p>
          </table:table-cell>
          <table:table-cell office:value-type="float" office:value="719297299318538">
            <text:p>719297299318538</text:p>
          </table:table-cell>
          <table:table-cell office:value-type="float" office:value="744008379314284">
            <text:p>744008379314284</text:p>
          </table:table-cell>
        </table:table-row>
        <table:table-row table:style-name="ro1">
          <table:table-cell office:value-type="string">
            <text:p>2002Q4</text:p>
          </table:table-cell>
          <table:table-cell office:value-type="float" office:value="2.03986124988247E+015">
            <text:p>2.04E+015</text:p>
          </table:table-cell>
          <table:table-cell office:value-type="float" office:value="1581635.1">
            <text:p>1581635.1</text:p>
          </table:table-cell>
          <table:table-cell office:value-type="float" office:value="3396213.1">
            <text:p>3396213.1</text:p>
          </table:table-cell>
          <table:table-cell office:value-type="float" office:value="720997554898772">
            <text:p>720997554898772</text:p>
          </table:table-cell>
          <table:table-cell office:value-type="float" office:value="753082458775013">
            <text:p>753082458775013</text:p>
          </table:table-cell>
        </table:table-row>
        <table:table-row table:style-name="ro1">
          <table:table-cell office:value-type="string">
            <text:p>2003Q1</text:p>
          </table:table-cell>
          <table:table-cell office:value-type="float" office:value="2.04923201392374E+015">
            <text:p>2.05E+015</text:p>
          </table:table-cell>
          <table:table-cell office:value-type="float" office:value="1591645.2">
            <text:p>1591645.2</text:p>
          </table:table-cell>
          <table:table-cell office:value-type="float" office:value="3373544.4">
            <text:p>3373544.4</text:p>
          </table:table-cell>
          <table:table-cell office:value-type="float" office:value="719796372516355">
            <text:p>719796372516355</text:p>
          </table:table-cell>
          <table:table-cell office:value-type="float" office:value="758933896119404">
            <text:p>758933896119404</text:p>
          </table:table-cell>
        </table:table-row>
        <table:table-row table:style-name="ro1">
          <table:table-cell office:value-type="string">
            <text:p>2003Q2</text:p>
          </table:table-cell>
          <table:table-cell office:value-type="float" office:value="2.05907645851357E+015">
            <text:p>2.06E+015</text:p>
          </table:table-cell>
          <table:table-cell office:value-type="float" office:value="1607127.7">
            <text:p>1607127.7</text:p>
          </table:table-cell>
          <table:table-cell office:value-type="float" office:value="3419724.7">
            <text:p>3419724.7</text:p>
          </table:table-cell>
          <table:table-cell office:value-type="float" office:value="715874309598144">
            <text:p>715874309598144</text:p>
          </table:table-cell>
          <table:table-cell office:value-type="float" office:value="757268782486715">
            <text:p>757268782486715</text:p>
          </table:table-cell>
        </table:table-row>
        <table:table-row table:style-name="ro1">
          <table:table-cell office:value-type="string">
            <text:p>2003Q3</text:p>
          </table:table-cell>
          <table:table-cell office:value-type="float" office:value="2.07933628418204E+015">
            <text:p>2.08E+015</text:p>
          </table:table-cell>
          <table:table-cell office:value-type="float" office:value="1649895.6">
            <text:p>1649895.6</text:p>
          </table:table-cell>
          <table:table-cell office:value-type="float" office:value="3464573.7">
            <text:p>3464573.7</text:p>
          </table:table-cell>
          <table:table-cell office:value-type="float" office:value="735252314605859">
            <text:p>735252314605859</text:p>
          </table:table-cell>
          <table:table-cell office:value-type="float" office:value="770540811936755">
            <text:p>770540811936755</text:p>
          </table:table-cell>
        </table:table-row>
        <table:table-row table:style-name="ro1">
          <table:table-cell office:value-type="string">
            <text:p>2003Q4</text:p>
          </table:table-cell>
          <table:table-cell office:value-type="float" office:value="2.0933382640016E+015">
            <text:p>2.09E+015</text:p>
          </table:table-cell>
          <table:table-cell office:value-type="float" office:value="1673257">
            <text:p>1673257</text:p>
          </table:table-cell>
          <table:table-cell office:value-type="float" office:value="3547576.2">
            <text:p>3547576.2</text:p>
          </table:table-cell>
          <table:table-cell office:value-type="float" office:value="758842948673583">
            <text:p>758842948673583</text:p>
          </table:table-cell>
          <table:table-cell office:value-type="float" office:value="794320288047116">
            <text:p>794320288047116</text:p>
          </table:table-cell>
        </table:table-row>
        <table:table-row table:style-name="ro1">
          <table:table-cell office:value-type="string">
            <text:p>2004Q1</text:p>
          </table:table-cell>
          <table:table-cell office:value-type="float" office:value="2.11252853462775E+015">
            <text:p>2.11E+015</text:p>
          </table:table-cell>
          <table:table-cell office:value-type="float" office:value="1709381.3">
            <text:p>1709381.3</text:p>
          </table:table-cell>
          <table:table-cell office:value-type="float" office:value="3510656.9">
            <text:p>3510656.9</text:p>
          </table:table-cell>
          <table:table-cell office:value-type="float" office:value="775355896941779">
            <text:p>775355896941779</text:p>
          </table:table-cell>
          <table:table-cell office:value-type="float" office:value="809731985887221">
            <text:p>809731985887221</text:p>
          </table:table-cell>
        </table:table-row>
        <table:table-row table:style-name="ro1">
          <table:table-cell office:value-type="string">
            <text:p>2004Q2</text:p>
          </table:table-cell>
          <table:table-cell office:value-type="float" office:value="2.12364033509919E+015">
            <text:p>2.12E+015</text:p>
          </table:table-cell>
          <table:table-cell office:value-type="float" office:value="1732288.6">
            <text:p>1732288.6</text:p>
          </table:table-cell>
          <table:table-cell office:value-type="float" office:value="3590850.3">
            <text:p>3590850.3</text:p>
          </table:table-cell>
          <table:table-cell office:value-type="float" office:value="798486415547642">
            <text:p>798486415547642</text:p>
          </table:table-cell>
          <table:table-cell office:value-type="float" office:value="836981122687081">
            <text:p>836981122687081</text:p>
          </table:table-cell>
        </table:table-row>
        <table:table-row table:style-name="ro1">
          <table:table-cell office:value-type="string">
            <text:p>2004Q3</text:p>
          </table:table-cell>
          <table:table-cell office:value-type="float" office:value="2.13726192481314E+015">
            <text:p>2.14E+015</text:p>
          </table:table-cell>
          <table:table-cell office:value-type="float" office:value="1739405.2">
            <text:p>1739405.2</text:p>
          </table:table-cell>
          <table:table-cell office:value-type="float" office:value="3644717.6">
            <text:p>3644717.6</text:p>
          </table:table-cell>
          <table:table-cell office:value-type="float" office:value="801618028193859">
            <text:p>801618028193859</text:p>
          </table:table-cell>
          <table:table-cell office:value-type="float" office:value="849451359570809">
            <text:p>849451359570809</text:p>
          </table:table-cell>
        </table:table-row>
        <table:table-row table:style-name="ro1">
          <table:table-cell office:value-type="string">
            <text:p>2004Q4</text:p>
          </table:table-cell>
          <table:table-cell office:value-type="float" office:value="2.15485131046684E+015">
            <text:p>2.15E+015</text:p>
          </table:table-cell>
          <table:table-cell office:value-type="float" office:value="1748222.5">
            <text:p>1748222.5</text:p>
          </table:table-cell>
          <table:table-cell office:value-type="float" office:value="3691904.4">
            <text:p>3691904.4</text:p>
          </table:table-cell>
          <table:table-cell office:value-type="float" office:value="813865866594195">
            <text:p>813865866594195</text:p>
          </table:table-cell>
          <table:table-cell office:value-type="float" office:value="866983403574539">
            <text:p>866983403574539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number:date-style style:name="N127">
      <number:year number:style="long"/>
    </number:date-style>
    <number:date-style style:name="N10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7" number:language="en" number:country="AU">
      <number:day/>
      <number:text>-</number:text>
      <number:month number:textual="true"/>
      <number:text>-</number:text>
      <number:year/>
    </number:date-style>
    <number:date-style style:name="N10108" number:language="en" number:country="AU">
      <number:day/>
      <number:text>-</number:text>
      <number:month number:textual="true"/>
    </number:date-style>
    <number:date-style style:name="N10109" number:language="en" number:country="AU">
      <number:month number:textual="true"/>
      <number:text>-</number:text>
      <number:year/>
    </number:date-style>
    <number:time-style style:name="N10110" number:language="en" number:country="AU">
      <number:hours/>
      <number:text>:</number:text>
      <number:minutes number:style="long"/>
      <number:text> </number:text>
      <number:am-pm/>
    </number:time-style>
    <number:time-style style:name="N10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AU">
      <number:hours/>
      <number:text>:</number:text>
      <number:minutes number:style="long"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4">04/09/2010</text:date>, <text:time>13:5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4T13:56:53</meta:creation-date>
    <dc:date>2010-09-04T13:59:39</dc:date>
    <meta:editing-duration>PT00H02M46S</meta:editing-duration>
    <meta:editing-cycles>1</meta:editing-cycles>
    <meta:document-statistic meta:table-count="3" meta:cell-count="725" meta:object-count="0"/>
    <meta:generator>OpenOffice.org/3.2$Unix OpenOffice.org_project/320m18$Build-9502</meta:generator>
  </office:meta>
</office:document-meta>
</file>